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1.4835in"/>
    </style:style>
    <style:style style:name="co8" style:family="table-column">
      <style:table-column-properties fo:break-before="auto" style:column-width="1.108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8104"/>
    <style:style style:name="ce5" style:family="table-cell" style:parent-style-name="Default" style:data-style-name="N0">
      <style:text-properties fo:color="#ff3333"/>
    </style:style>
    <style:style style:name="ce6" style:family="table-cell" style:parent-style-name="Default" style:data-style-name="N116"/>
    <style:style style:name="ce7" style:family="table-cell" style:parent-style-name="Default" style:data-style-name="N2"/>
    <style:style style:name="ce8" style:family="table-cell" style:parent-style-name="Default" style:data-style-name="N2">
      <style:text-properties fo:color="#ff3333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mingAnalysi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1" table:number-columns-repeated="3" table:default-cell-style-name="ce1"/>
        <table:table-column table:style-name="co6" table:number-columns-repeated="1013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rk Sort → C''N^2+C'N^1+CN^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Data X or r</text:p>
          </table:table-cell>
          <table:table-cell table:style-name="ce2"/>
          <table:table-cell table:style-name="ce2" office:value-type="string">
            <text:p>Data f</text:p>
          </table:table-cell>
          <table:table-cell office:value-type="string">
            <text:p>Curve Fi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4"/>
          <table:table-cell office:value-type="string">
            <text:p>Computation</text:p>
          </table:table-cell>
          <table:table-cell/>
          <table:table-cell table:style-name="ce3" office:value-type="float" office:value="0.0000012128">
            <text:p>1.21E-006</text:p>
          </table:table-cell>
          <table:table-cell office:value-type="string">
            <text:p><text:s/>= C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N^0</text:p>
          </table:table-cell>
          <table:table-cell table:style-name="ce2" office:value-type="string">
            <text:p>N^1</text:p>
          </table:table-cell>
          <table:table-cell table:style-name="ce2" office:value-type="string">
            <text:p>N^2</text:p>
          </table:table-cell>
          <table:table-cell table:style-name="ce2" office:value-type="string">
            <text:p>Time</text:p>
          </table:table-cell>
          <table:table-cell office:value-type="string">
            <text:p>Time</text:p>
          </table:table-cell>
          <table:table-cell/>
          <table:table-cell table:style-name="ce3" office:value-type="float" office:value="-0.0000166667">
            <text:p>-1.67E-005</text:p>
          </table:table-cell>
          <table:table-cell office:value-type="string">
            <text:p><text:s/>= C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C11]^0" office:value-type="float" office:value="1">
            <text:p>1.00E+000</text:p>
          </table:table-cell>
          <table:table-cell table:style-name="ce3" office:value-type="float" office:value="40000">
            <text:p>4.00E+004</text:p>
          </table:table-cell>
          <table:table-cell table:style-name="ce3" table:formula="of:=[.C11]*[.C11]" office:value-type="float" office:value="1600000000">
            <text:p>1.60E+009</text:p>
          </table:table-cell>
          <table:table-cell office:value-type="float" office:value="3">
            <text:p>3</text:p>
          </table:table-cell>
          <table:table-cell table:style-name="ce3" table:formula="of:=[.$H$11]*[.D11]+[.$H$10]*[.C11]+[.$H$9]*[.B11]" office:value-type="float" office:value="3.0000052128">
            <text:p>3.00E+000</text:p>
          </table:table-cell>
          <table:table-cell/>
          <table:table-cell table:style-name="ce3" office:value-type="float" office:value="0.00000000229167">
            <text:p>2.29E-009</text:p>
          </table:table-cell>
          <table:table-cell office:value-type="string">
            <text:p><text:s/>= C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C12]^0" office:value-type="float" office:value="1">
            <text:p>1.00E+000</text:p>
          </table:table-cell>
          <table:table-cell table:style-name="ce3" office:value-type="float" office:value="40000">
            <text:p>4.00E+004</text:p>
          </table:table-cell>
          <table:table-cell table:style-name="ce3" table:formula="of:=[.C12]*[.C12]" office:value-type="float" office:value="1600000000">
            <text:p>1.60E+009</text:p>
          </table:table-cell>
          <table:table-cell office:value-type="float" office:value="3">
            <text:p>3</text:p>
          </table:table-cell>
          <table:table-cell table:style-name="ce3" table:formula="of:=[.$H$11]*[.D12]+[.$H$10]*[.C12]+[.$H$9]*[.B12]" office:value-type="float" office:value="3.0000052128">
            <text:p>3.00E+000</text:p>
          </table:table-cell>
          <table:table-cell table:number-columns-repeated="1018"/>
        </table:table-row>
        <table:table-row table:style-name="ro1">
          <table:table-cell/>
          <table:table-cell table:style-name="ce3" table:formula="of:=[.C13]^0" office:value-type="float" office:value="1">
            <text:p>1.00E+000</text:p>
          </table:table-cell>
          <table:table-cell table:style-name="ce3" office:value-type="float" office:value="80000">
            <text:p>8.00E+004</text:p>
          </table:table-cell>
          <table:table-cell table:style-name="ce3" table:formula="of:=[.C13]*[.C13]" office:value-type="float" office:value="6400000000">
            <text:p>6.40E+009</text:p>
          </table:table-cell>
          <table:table-cell office:value-type="float" office:value="14">
            <text:p>14</text:p>
          </table:table-cell>
          <table:table-cell table:style-name="ce3" table:formula="of:=[.$H$11]*[.D13]+[.$H$10]*[.C13]+[.$H$9]*[.B13]" office:value-type="float" office:value="13.3333532128">
            <text:p>1.33E+001</text:p>
          </table:table-cell>
          <table:table-cell/>
          <table:table-cell table:style-name="ce3" office:value-type="float" office:value="0.0000000025">
            <text:p>2.50E-009</text:p>
          </table:table-cell>
          <table:table-cell office:value-type="string">
            <text:p><text:s/>= C''' for O(N^2)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C14]^0" office:value-type="float" office:value="1">
            <text:p>1.00E+000</text:p>
          </table:table-cell>
          <table:table-cell table:style-name="ce3" office:value-type="float" office:value="80000">
            <text:p>8.00E+004</text:p>
          </table:table-cell>
          <table:table-cell table:style-name="ce3" table:formula="of:=[.C14]*[.C14]" office:value-type="float" office:value="6400000000">
            <text:p>6.40E+009</text:p>
          </table:table-cell>
          <table:table-cell office:value-type="float" office:value="13">
            <text:p>13</text:p>
          </table:table-cell>
          <table:table-cell table:style-name="ce3" table:formula="of:=[.$H$11]*[.D14]+[.$H$10]*[.C14]+[.$H$9]*[.B14]" office:value-type="float" office:value="13.3333532128">
            <text:p>1.33E+001</text:p>
          </table:table-cell>
          <table:table-cell table:number-columns-repeated="1018"/>
        </table:table-row>
        <table:table-row table:style-name="ro1">
          <table:table-cell/>
          <table:table-cell table:style-name="ce3" table:formula="of:=[.C15]^0" office:value-type="float" office:value="1">
            <text:p>1.00E+000</text:p>
          </table:table-cell>
          <table:table-cell table:style-name="ce3" office:value-type="float" office:value="80000">
            <text:p>8.00E+004</text:p>
          </table:table-cell>
          <table:table-cell table:style-name="ce3" table:formula="of:=[.C15]*[.C15]" office:value-type="float" office:value="6400000000">
            <text:p>6.40E+009</text:p>
          </table:table-cell>
          <table:table-cell office:value-type="float" office:value="13">
            <text:p>13</text:p>
          </table:table-cell>
          <table:table-cell table:style-name="ce3" table:formula="of:=[.$H$11]*[.D15]+[.$H$10]*[.C15]+[.$H$9]*[.B15]" office:value-type="float" office:value="13.3333532128">
            <text:p>1.33E+001</text:p>
          </table:table-cell>
          <table:table-cell table:number-columns-repeated="1018"/>
        </table:table-row>
        <table:table-row table:style-name="ro1">
          <table:table-cell/>
          <table:table-cell table:style-name="ce3" table:formula="of:=[.C16]^0" office:value-type="float" office:value="1">
            <text:p>1.00E+000</text:p>
          </table:table-cell>
          <table:table-cell table:style-name="ce3" office:value-type="float" office:value="160000">
            <text:p>1.60E+005</text:p>
          </table:table-cell>
          <table:table-cell table:style-name="ce3" table:formula="of:=[.C16]*[.C16]" office:value-type="float" office:value="25600000000">
            <text:p>2.56E+010</text:p>
          </table:table-cell>
          <table:table-cell office:value-type="float" office:value="57">
            <text:p>57</text:p>
          </table:table-cell>
          <table:table-cell table:style-name="ce3" table:formula="of:=[.$H$11]*[.D16]+[.$H$10]*[.C16]+[.$H$9]*[.B16]" office:value-type="float" office:value="56.0000812128">
            <text:p>5.60E+001</text:p>
          </table:table-cell>
          <table:table-cell table:number-columns-repeated="1018"/>
        </table:table-row>
        <table:table-row table:style-name="ro1">
          <table:table-cell/>
          <table:table-cell table:style-name="ce3" table:formula="of:=[.C17]^0" office:value-type="float" office:value="1">
            <text:p>1.00E+000</text:p>
          </table:table-cell>
          <table:table-cell table:style-name="ce3" office:value-type="float" office:value="160000">
            <text:p>1.60E+005</text:p>
          </table:table-cell>
          <table:table-cell table:style-name="ce3" table:formula="of:=[.C17]*[.C17]" office:value-type="float" office:value="25600000000">
            <text:p>2.56E+010</text:p>
          </table:table-cell>
          <table:table-cell office:value-type="float" office:value="55">
            <text:p>55</text:p>
          </table:table-cell>
          <table:table-cell table:style-name="ce3" table:formula="of:=[.$H$11]*[.D17]+[.$H$10]*[.C17]+[.$H$9]*[.B17]" office:value-type="float" office:value="56.0000812128">
            <text:p>5.60E+00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imulate to find the C''' with N^2 to show O(N^2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^0 Simulated</text:p>
          </table:table-cell>
          <table:table-cell office:value-type="string">
            <text:p>N Simulated</text:p>
          </table:table-cell>
          <table:table-cell office:value-type="string">
            <text:p>N^2 Simulated</text:p>
          </table:table-cell>
          <table:table-cell office:value-type="string">
            <text:p>Time Simulated</text:p>
          </table:table-cell>
          <table:table-cell table:style-name="ce2" office:value-type="string">
            <text:p>C'''*g(N^2)</text:p>
          </table:table-cell>
          <table:table-cell table:style-name="ce2" office:value-type="string">
            <text:p>Difference</text:p>
          </table:table-cell>
          <table:table-cell table:number-columns-repeated="1017"/>
        </table:table-row>
        <table:table-row table:style-name="ro1">
          <table:table-cell/>
          <table:table-cell table:formula="of:=[.C22]^0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2]*[.C22]" office:value-type="float" office:value="100">
            <text:p>100</text:p>
          </table:table-cell>
          <table:table-cell table:formula="of:=[.$H$11]*[.D22]+[.$H$10]*[.C22]+[.$H$9]" office:value-type="float" office:value="-0.000165225033">
            <text:p>-0.000165225</text:p>
          </table:table-cell>
          <table:table-cell table:formula="of:=[.$H$13]*[.D22]" office:value-type="float" office:value="0.00000025">
            <text:p>0.00000025</text:p>
          </table:table-cell>
          <table:table-cell table:formula="of:=[.F22]-[.E22]" office:value-type="float" office:value="0.000165475033">
            <text:p>0.000165475</text:p>
          </table:table-cell>
          <table:table-cell table:number-columns-repeated="1017"/>
        </table:table-row>
        <table:table-row table:style-name="ro1">
          <table:table-cell/>
          <table:table-cell table:formula="of:=[.C23]^0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C23]*[.C23]" office:value-type="float" office:value="10000">
            <text:p>10000</text:p>
          </table:table-cell>
          <table:table-cell table:formula="of:=[.$H$11]*[.D23]+[.$H$10]*[.C23]+[.$H$9]" office:value-type="float" office:value="-0.0016425405">
            <text:p>-0.0016425405</text:p>
          </table:table-cell>
          <table:table-cell table:formula="of:=[.$H$13]*[.D23]" office:value-type="float" office:value="0.000025">
            <text:p>0.000025</text:p>
          </table:table-cell>
          <table:table-cell table:formula="of:=[.F23]-[.E23]" office:value-type="float" office:value="0.0016675405">
            <text:p>0.0016675405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/>
          <table:table-cell table:formula="of:=[.C24]^0"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[.C24]*[.C24]" office:value-type="float" office:value="1000000">
            <text:p>1000000</text:p>
          </table:table-cell>
          <table:table-cell table:formula="of:=[.$H$11]*[.D24]+[.$H$10]*[.C24]+[.$H$9]" office:value-type="float" office:value="-0.0143738172">
            <text:p>-0.0143738172</text:p>
          </table:table-cell>
          <table:table-cell table:formula="of:=[.$H$13]*[.D24]" office:value-type="float" office:value="0.0025">
            <text:p>0.0025</text:p>
          </table:table-cell>
          <table:table-cell table:formula="of:=[.F24]-[.E24]" office:value-type="float" office:value="0.0168738172">
            <text:p>0.0168738172</text:p>
          </table:table-cell>
          <table:table-cell>
            <draw:frame table:end-cell-address="TimingAnalysis.P42" table:end-x="0.4744in" table:end-y="0.0835in" draw:z-index="0" draw:name="Chart 1" draw:style-name="gr1" svg:width="6.2988in" svg:height="3.5429in" svg:x="0.8091in" svg:y="0.0398in">
              <draw:object draw:notify-on-update-of-ranges="TimingAnalysis.C22:TimingAnalysis.C44 TimingAnalysis.E21:TimingAnalysis.E21 TimingAnalysis.E22:TimingAnalysis.E44 TimingAnalysis.C22:TimingAnalysis.C44 TimingAnalysis.F21:TimingAnalysis.F21 TimingAnalysis.F22:TimingAnalysis.F44 TimingAnalysis.C22:TimingAnalysis.C44 TimingAnalysis.G21:TimingAnalysis.G21 TimingAnalysis.G22:TimingAnalysis.G44 TimingAnalysis.C11:TimingAnalysis.C17 TimingAnalysis.E8:TimingAnalysis.E8 TimingAnalysis.E11:TimingAnalysis.E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formula="of:=[.C25]^0" office:value-type="float" office:value="1">
            <text:p>1</text:p>
          </table:table-cell>
          <table:table-cell office:value-type="float" office:value="2500">
            <text:p>2500</text:p>
          </table:table-cell>
          <table:table-cell table:formula="of:=[.C25]*[.C25]" office:value-type="float" office:value="6250000">
            <text:p>6250000</text:p>
          </table:table-cell>
          <table:table-cell table:formula="of:=[.$H$11]*[.D25]+[.$H$10]*[.C25]+[.$H$9]" office:value-type="float" office:value="-0.0273425997">
            <text:p>-0.0273425997</text:p>
          </table:table-cell>
          <table:table-cell table:formula="of:=[.$H$13]*[.D25]" office:value-type="float" office:value="0.015625">
            <text:p>0.015625</text:p>
          </table:table-cell>
          <table:table-cell table:formula="of:=[.F25]-[.E25]" office:value-type="float" office:value="0.0429675997">
            <text:p>0.0429675997</text:p>
          </table:table-cell>
          <table:table-cell table:number-columns-repeated="1017"/>
        </table:table-row>
        <table:table-row table:style-name="ro1">
          <table:table-cell/>
          <table:table-cell table:formula="of:=[.C26]^0" office:value-type="float" office:value="1">
            <text:p>1</text:p>
          </table:table-cell>
          <table:table-cell office:value-type="float" office:value="5000">
            <text:p>5000</text:p>
          </table:table-cell>
          <table:table-cell table:formula="of:=[.C26]*[.C26]" office:value-type="float" office:value="25000000">
            <text:p>25000000</text:p>
          </table:table-cell>
          <table:table-cell table:formula="of:=[.$H$11]*[.D26]+[.$H$10]*[.C26]+[.$H$9]" office:value-type="float" office:value="-0.0260405372">
            <text:p>-0.0260405372</text:p>
          </table:table-cell>
          <table:table-cell table:formula="of:=[.$H$13]*[.D26]" office:value-type="float" office:value="0.0625">
            <text:p>0.0625</text:p>
          </table:table-cell>
          <table:table-cell table:formula="of:=[.F26]-[.E26]" office:value-type="float" office:value="0.0885405372">
            <text:p>0.0885405372</text:p>
          </table:table-cell>
          <table:table-cell table:number-columns-repeated="1017"/>
        </table:table-row>
        <table:table-row table:style-name="ro1">
          <table:table-cell/>
          <table:table-cell table:formula="of:=[.C27]^0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formula="of:=[.C27]*[.C27]" office:value-type="float" office:value="100000000">
            <text:p>100000000</text:p>
          </table:table-cell>
          <table:table-cell table:formula="of:=[.$H$11]*[.D27]+[.$H$10]*[.C27]+[.$H$9]" office:value-type="float" office:value="0.0625012128">
            <text:p>0.0625012128</text:p>
          </table:table-cell>
          <table:table-cell table:formula="of:=[.$H$13]*[.D27]" office:value-type="float" office:value="0.25">
            <text:p>0.25</text:p>
          </table:table-cell>
          <table:table-cell table:formula="of:=[.F27]-[.E27]" office:value-type="float" office:value="0.1874987872">
            <text:p>0.1874987872</text:p>
          </table:table-cell>
          <table:table-cell table:number-columns-repeated="1017"/>
        </table:table-row>
        <table:table-row table:style-name="ro1">
          <table:table-cell/>
          <table:table-cell table:formula="of:=[.C28]^0" office:value-type="float" office:value="1">
            <text:p>1</text:p>
          </table:table-cell>
          <table:table-cell office:value-type="float" office:value="20000">
            <text:p>20000</text:p>
          </table:table-cell>
          <table:table-cell table:formula="of:=[.C28]*[.C28]" office:value-type="float" office:value="400000000">
            <text:p>400000000</text:p>
          </table:table-cell>
          <table:table-cell table:formula="of:=[.$H$11]*[.D28]+[.$H$10]*[.C28]+[.$H$9]" office:value-type="float" office:value="0.5833352128">
            <text:p>0.5833352128</text:p>
          </table:table-cell>
          <table:table-cell table:formula="of:=[.$H$13]*[.D28]" office:value-type="float" office:value="1">
            <text:p>1</text:p>
          </table:table-cell>
          <table:table-cell table:formula="of:=[.F28]-[.E28]" office:value-type="float" office:value="0.4166647872">
            <text:p>0.4166647872</text:p>
          </table:table-cell>
          <table:table-cell table:number-columns-repeated="1017"/>
        </table:table-row>
        <table:table-row table:style-name="ro1">
          <table:table-cell/>
          <table:table-cell table:formula="of:=[.C29]^0" office:value-type="float" office:value="1">
            <text:p>1</text:p>
          </table:table-cell>
          <table:table-cell office:value-type="float" office:value="30000">
            <text:p>30000</text:p>
          </table:table-cell>
          <table:table-cell table:formula="of:=[.C29]*[.C29]" office:value-type="float" office:value="900000000">
            <text:p>900000000</text:p>
          </table:table-cell>
          <table:table-cell table:formula="of:=[.$H$11]*[.D29]+[.$H$10]*[.C29]+[.$H$9]" office:value-type="float" office:value="1.5625032128">
            <text:p>1.5625032128</text:p>
          </table:table-cell>
          <table:table-cell table:formula="of:=[.$H$13]*[.D29]" office:value-type="float" office:value="2.25">
            <text:p>2.25</text:p>
          </table:table-cell>
          <table:table-cell table:formula="of:=[.F29]-[.E29]" office:value-type="float" office:value="0.6874967872">
            <text:p>0.6874967872</text:p>
          </table:table-cell>
          <table:table-cell table:number-columns-repeated="1017"/>
        </table:table-row>
        <table:table-row table:style-name="ro1">
          <table:table-cell/>
          <table:table-cell table:formula="of:=[.C30]^0" office:value-type="float" office:value="1">
            <text:p>1</text:p>
          </table:table-cell>
          <table:table-cell office:value-type="float" office:value="40000">
            <text:p>40000</text:p>
          </table:table-cell>
          <table:table-cell table:formula="of:=[.C30]*[.C30]" office:value-type="float" office:value="1600000000">
            <text:p>1600000000</text:p>
          </table:table-cell>
          <table:table-cell table:formula="of:=[.$H$11]*[.D30]+[.$H$10]*[.C30]+[.$H$9]" office:value-type="float" office:value="3.0000052128">
            <text:p>3.0000052128</text:p>
          </table:table-cell>
          <table:table-cell table:formula="of:=[.$H$13]*[.D30]" office:value-type="float" office:value="4">
            <text:p>4</text:p>
          </table:table-cell>
          <table:table-cell table:formula="of:=[.F30]-[.E30]" office:value-type="float" office:value="0.9999947872">
            <text:p>0.9999947872</text:p>
          </table:table-cell>
          <table:table-cell table:number-columns-repeated="1017"/>
        </table:table-row>
        <table:table-row table:style-name="ro1">
          <table:table-cell/>
          <table:table-cell table:formula="of:=[.C31]^0"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C31]*[.C31]" office:value-type="float" office:value="2500000000">
            <text:p>2500000000</text:p>
          </table:table-cell>
          <table:table-cell table:formula="of:=[.$H$11]*[.D31]+[.$H$10]*[.C31]+[.$H$9]" office:value-type="float" office:value="4.8958412128">
            <text:p>4.8958412128</text:p>
          </table:table-cell>
          <table:table-cell table:formula="of:=[.$H$13]*[.D31]" office:value-type="float" office:value="6.25">
            <text:p>6.25</text:p>
          </table:table-cell>
          <table:table-cell table:formula="of:=[.F31]-[.E31]" office:value-type="float" office:value="1.3541587872">
            <text:p>1.3541587872</text:p>
          </table:table-cell>
          <table:table-cell table:number-columns-repeated="1017"/>
        </table:table-row>
        <table:table-row table:style-name="ro1">
          <table:table-cell/>
          <table:table-cell table:formula="of:=[.C32]^0" office:value-type="float" office:value="1">
            <text:p>1</text:p>
          </table:table-cell>
          <table:table-cell office:value-type="float" office:value="60000">
            <text:p>60000</text:p>
          </table:table-cell>
          <table:table-cell table:formula="of:=[.C32]*[.C32]" office:value-type="float" office:value="3600000000">
            <text:p>3600000000</text:p>
          </table:table-cell>
          <table:table-cell table:formula="of:=[.$H$11]*[.D32]+[.$H$10]*[.C32]+[.$H$9]" office:value-type="float" office:value="7.2500112128">
            <text:p>7.2500112128</text:p>
          </table:table-cell>
          <table:table-cell table:formula="of:=[.$H$13]*[.D32]" office:value-type="float" office:value="9">
            <text:p>9</text:p>
          </table:table-cell>
          <table:table-cell table:formula="of:=[.F32]-[.E32]" office:value-type="float" office:value="1.7499887872">
            <text:p>1.7499887872</text:p>
          </table:table-cell>
          <table:table-cell table:number-columns-repeated="1017"/>
        </table:table-row>
        <table:table-row table:style-name="ro1">
          <table:table-cell/>
          <table:table-cell table:formula="of:=[.C33]^0" office:value-type="float" office:value="1">
            <text:p>1</text:p>
          </table:table-cell>
          <table:table-cell office:value-type="float" office:value="70000">
            <text:p>70000</text:p>
          </table:table-cell>
          <table:table-cell table:formula="of:=[.C33]*[.C33]" office:value-type="float" office:value="4900000000">
            <text:p>4900000000</text:p>
          </table:table-cell>
          <table:table-cell table:formula="of:=[.$H$11]*[.D33]+[.$H$10]*[.C33]+[.$H$9]" office:value-type="float" office:value="10.0625152128">
            <text:p>10.0625152128</text:p>
          </table:table-cell>
          <table:table-cell table:formula="of:=[.$H$13]*[.D33]" office:value-type="float" office:value="12.25">
            <text:p>12.25</text:p>
          </table:table-cell>
          <table:table-cell table:formula="of:=[.F33]-[.E33]" office:value-type="float" office:value="2.1874847872">
            <text:p>2.1874847872</text:p>
          </table:table-cell>
          <table:table-cell table:number-columns-repeated="1017"/>
        </table:table-row>
        <table:table-row table:style-name="ro1">
          <table:table-cell/>
          <table:table-cell table:formula="of:=[.C34]^0"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formula="of:=[.C34]*[.C34]" office:value-type="float" office:value="6400000000">
            <text:p>6400000000</text:p>
          </table:table-cell>
          <table:table-cell table:formula="of:=[.$H$11]*[.D34]+[.$H$10]*[.C34]+[.$H$9]" office:value-type="float" office:value="13.3333532128">
            <text:p>13.3333532128</text:p>
          </table:table-cell>
          <table:table-cell table:formula="of:=[.$H$13]*[.D34]" office:value-type="float" office:value="16">
            <text:p>16</text:p>
          </table:table-cell>
          <table:table-cell table:formula="of:=[.F34]-[.E34]" office:value-type="float" office:value="2.6666467872">
            <text:p>2.6666467872</text:p>
          </table:table-cell>
          <table:table-cell table:number-columns-repeated="1017"/>
        </table:table-row>
        <table:table-row table:style-name="ro1">
          <table:table-cell/>
          <table:table-cell table:formula="of:=[.C35]^0" office:value-type="float" office:value="1">
            <text:p>1</text:p>
          </table:table-cell>
          <table:table-cell office:value-type="float" office:value="90000">
            <text:p>90000</text:p>
          </table:table-cell>
          <table:table-cell table:formula="of:=[.C35]*[.C35]" office:value-type="float" office:value="8100000000">
            <text:p>8100000000</text:p>
          </table:table-cell>
          <table:table-cell table:formula="of:=[.$H$11]*[.D35]+[.$H$10]*[.C35]+[.$H$9]" office:value-type="float" office:value="17.0625252128">
            <text:p>17.0625252128</text:p>
          </table:table-cell>
          <table:table-cell table:formula="of:=[.$H$13]*[.D35]" office:value-type="float" office:value="20.25">
            <text:p>20.25</text:p>
          </table:table-cell>
          <table:table-cell table:formula="of:=[.F35]-[.E35]" office:value-type="float" office:value="3.1874747872">
            <text:p>3.1874747872</text:p>
          </table:table-cell>
          <table:table-cell table:number-columns-repeated="1017"/>
        </table:table-row>
        <table:table-row table:style-name="ro1">
          <table:table-cell/>
          <table:table-cell table:formula="of:=[.C36]^0"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C36]*[.C36]" office:value-type="float" office:value="10000000000">
            <text:p>10000000000</text:p>
          </table:table-cell>
          <table:table-cell table:formula="of:=[.$H$11]*[.D36]+[.$H$10]*[.C36]+[.$H$9]" office:value-type="float" office:value="21.2500312128">
            <text:p>21.2500312128</text:p>
          </table:table-cell>
          <table:table-cell table:formula="of:=[.$H$13]*[.D36]" office:value-type="float" office:value="25">
            <text:p>25</text:p>
          </table:table-cell>
          <table:table-cell table:formula="of:=[.F36]-[.E36]" office:value-type="float" office:value="3.7499687872">
            <text:p>3.7499687872</text:p>
          </table:table-cell>
          <table:table-cell table:number-columns-repeated="1017"/>
        </table:table-row>
        <table:table-row table:style-name="ro1">
          <table:table-cell/>
          <table:table-cell table:formula="of:=[.C37]^0" office:value-type="float" office:value="1">
            <text:p>1</text:p>
          </table:table-cell>
          <table:table-cell office:value-type="float" office:value="110000">
            <text:p>110000</text:p>
          </table:table-cell>
          <table:table-cell table:formula="of:=[.C37]*[.C37]" office:value-type="float" office:value="12100000000">
            <text:p>12100000000</text:p>
          </table:table-cell>
          <table:table-cell table:formula="of:=[.$H$11]*[.D37]+[.$H$10]*[.C37]+[.$H$9]" office:value-type="float" office:value="25.8958712128">
            <text:p>25.8958712128</text:p>
          </table:table-cell>
          <table:table-cell table:formula="of:=[.$H$13]*[.D37]" office:value-type="float" office:value="30.25">
            <text:p>30.25</text:p>
          </table:table-cell>
          <table:table-cell table:formula="of:=[.F37]-[.E37]" office:value-type="float" office:value="4.3541287872">
            <text:p>4.3541287872</text:p>
          </table:table-cell>
          <table:table-cell table:number-columns-repeated="1017"/>
        </table:table-row>
        <table:table-row table:style-name="ro1">
          <table:table-cell/>
          <table:table-cell table:formula="of:=[.C38]^0" office:value-type="float" office:value="1">
            <text:p>1</text:p>
          </table:table-cell>
          <table:table-cell office:value-type="float" office:value="120000">
            <text:p>120000</text:p>
          </table:table-cell>
          <table:table-cell table:formula="of:=[.C38]*[.C38]" office:value-type="float" office:value="14400000000">
            <text:p>14400000000</text:p>
          </table:table-cell>
          <table:table-cell table:formula="of:=[.$H$11]*[.D38]+[.$H$10]*[.C38]+[.$H$9]" office:value-type="float" office:value="31.0000452128">
            <text:p>31.0000452128</text:p>
          </table:table-cell>
          <table:table-cell table:formula="of:=[.$H$13]*[.D38]" office:value-type="float" office:value="36">
            <text:p>36</text:p>
          </table:table-cell>
          <table:table-cell table:formula="of:=[.F38]-[.E38]" office:value-type="float" office:value="4.9999547872">
            <text:p>4.9999547872</text:p>
          </table:table-cell>
          <table:table-cell table:number-columns-repeated="1017"/>
        </table:table-row>
        <table:table-row table:style-name="ro1">
          <table:table-cell/>
          <table:table-cell table:formula="of:=[.C39]^0" office:value-type="float" office:value="1">
            <text:p>1</text:p>
          </table:table-cell>
          <table:table-cell office:value-type="float" office:value="130000">
            <text:p>130000</text:p>
          </table:table-cell>
          <table:table-cell table:formula="of:=[.C39]*[.C39]" office:value-type="float" office:value="16900000000">
            <text:p>16900000000</text:p>
          </table:table-cell>
          <table:table-cell table:formula="of:=[.$H$11]*[.D39]+[.$H$10]*[.C39]+[.$H$9]" office:value-type="float" office:value="36.5625532128">
            <text:p>36.5625532128</text:p>
          </table:table-cell>
          <table:table-cell table:formula="of:=[.$H$13]*[.D39]" office:value-type="float" office:value="42.25">
            <text:p>42.25</text:p>
          </table:table-cell>
          <table:table-cell table:formula="of:=[.F39]-[.E39]" office:value-type="float" office:value="5.6874467872">
            <text:p>5.6874467872</text:p>
          </table:table-cell>
          <table:table-cell table:number-columns-repeated="1017"/>
        </table:table-row>
        <table:table-row table:style-name="ro1">
          <table:table-cell/>
          <table:table-cell table:formula="of:=[.C40]^0" office:value-type="float" office:value="1">
            <text:p>1</text:p>
          </table:table-cell>
          <table:table-cell office:value-type="float" office:value="140000">
            <text:p>140000</text:p>
          </table:table-cell>
          <table:table-cell table:formula="of:=[.C40]*[.C40]" office:value-type="float" office:value="19600000000">
            <text:p>19600000000</text:p>
          </table:table-cell>
          <table:table-cell table:formula="of:=[.$H$11]*[.D40]+[.$H$10]*[.C40]+[.$H$9]" office:value-type="float" office:value="42.5833952128">
            <text:p>42.5833952128</text:p>
          </table:table-cell>
          <table:table-cell table:formula="of:=[.$H$13]*[.D40]" office:value-type="float" office:value="49">
            <text:p>49</text:p>
          </table:table-cell>
          <table:table-cell table:formula="of:=[.F40]-[.E40]" office:value-type="float" office:value="6.41660478719999">
            <text:p>6.4166047872</text:p>
          </table:table-cell>
          <table:table-cell table:number-columns-repeated="1017"/>
        </table:table-row>
        <table:table-row table:style-name="ro1">
          <table:table-cell/>
          <table:table-cell table:formula="of:=[.C41]^0" office:value-type="float" office:value="1">
            <text:p>1</text:p>
          </table:table-cell>
          <table:table-cell office:value-type="float" office:value="150000">
            <text:p>150000</text:p>
          </table:table-cell>
          <table:table-cell table:formula="of:=[.C41]*[.C41]" office:value-type="float" office:value="22500000000">
            <text:p>22500000000</text:p>
          </table:table-cell>
          <table:table-cell table:formula="of:=[.$H$11]*[.D41]+[.$H$10]*[.C41]+[.$H$9]" office:value-type="float" office:value="49.0625712128">
            <text:p>49.0625712128</text:p>
          </table:table-cell>
          <table:table-cell table:formula="of:=[.$H$13]*[.D41]" office:value-type="float" office:value="56.25">
            <text:p>56.25</text:p>
          </table:table-cell>
          <table:table-cell table:formula="of:=[.F41]-[.E41]" office:value-type="float" office:value="7.1874287872">
            <text:p>7.1874287872</text:p>
          </table:table-cell>
          <table:table-cell table:number-columns-repeated="1017"/>
        </table:table-row>
        <table:table-row table:style-name="ro1">
          <table:table-cell/>
          <table:table-cell table:formula="of:=[.C42]^0" office:value-type="float" office:value="1">
            <text:p>1</text:p>
          </table:table-cell>
          <table:table-cell office:value-type="float" office:value="160000">
            <text:p>160000</text:p>
          </table:table-cell>
          <table:table-cell table:formula="of:=[.C42]*[.C42]" office:value-type="float" office:value="25600000000">
            <text:p>25600000000</text:p>
          </table:table-cell>
          <table:table-cell table:formula="of:=[.$H$11]*[.D42]+[.$H$10]*[.C42]+[.$H$9]" office:value-type="float" office:value="56.0000812128">
            <text:p>56.0000812128</text:p>
          </table:table-cell>
          <table:table-cell table:formula="of:=[.$H$13]*[.D42]" office:value-type="float" office:value="64">
            <text:p>64</text:p>
          </table:table-cell>
          <table:table-cell table:formula="of:=[.F42]-[.E42]" office:value-type="float" office:value="7.9999187872">
            <text:p>7.9999187872</text:p>
          </table:table-cell>
          <table:table-cell table:number-columns-repeated="1017"/>
        </table:table-row>
        <table:table-row table:style-name="ro1">
          <table:table-cell/>
          <table:table-cell table:formula="of:=[.C43]^0" office:value-type="float" office:value="1">
            <text:p>1</text:p>
          </table:table-cell>
          <table:table-cell office:value-type="float" office:value="170000">
            <text:p>170000</text:p>
          </table:table-cell>
          <table:table-cell table:formula="of:=[.C43]*[.C43]" office:value-type="float" office:value="28900000000">
            <text:p>28900000000</text:p>
          </table:table-cell>
          <table:table-cell table:formula="of:=[.$H$11]*[.D43]+[.$H$10]*[.C43]+[.$H$9]" office:value-type="float" office:value="63.3959252128">
            <text:p>63.3959252128</text:p>
          </table:table-cell>
          <table:table-cell table:formula="of:=[.$H$13]*[.D43]" office:value-type="float" office:value="72.25">
            <text:p>72.25</text:p>
          </table:table-cell>
          <table:table-cell table:formula="of:=[.F43]-[.E43]" office:value-type="float" office:value="8.8540747872">
            <text:p>8.8540747872</text:p>
          </table:table-cell>
          <table:table-cell table:number-columns-repeated="1017"/>
        </table:table-row>
        <table:table-row table:style-name="ro1">
          <table:table-cell/>
          <table:table-cell table:formula="of:=[.C44]^0" office:value-type="float" office:value="1">
            <text:p>1</text:p>
          </table:table-cell>
          <table:table-cell office:value-type="float" office:value="180000">
            <text:p>180000</text:p>
          </table:table-cell>
          <table:table-cell table:formula="of:=[.C44]*[.C44]" office:value-type="float" office:value="32400000000">
            <text:p>32400000000</text:p>
          </table:table-cell>
          <table:table-cell table:formula="of:=[.$H$11]*[.D44]+[.$H$10]*[.C44]+[.$H$9]" office:value-type="float" office:value="71.2501032128">
            <text:p>71.2501032128</text:p>
          </table:table-cell>
          <table:table-cell table:formula="of:=[.$H$13]*[.D44]" office:value-type="float" office:value="81">
            <text:p>81</text:p>
          </table:table-cell>
          <table:table-cell table:formula="of:=[.F44]-[.E44]" office:value-type="float" office:value="9.74989678719999">
            <text:p>9.7498967872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tionalAnalysis" table:style-name="ta2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1" table:number-columns-repeated="3" table:default-cell-style-name="ce1"/>
        <table:table-column table:style-name="co6" table:number-columns-repeated="1013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rk Sort → C''N^2+C'N^1+CN^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Data X or r</text:p>
          </table:table-cell>
          <table:table-cell table:style-name="ce2"/>
          <table:table-cell table:style-name="ce2" office:value-type="string">
            <text:p>Data f</text:p>
          </table:table-cell>
          <table:table-cell office:value-type="string">
            <text:p>Curve Fi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4"/>
          <table:table-cell office:value-type="string">
            <text:p>Computation</text:p>
          </table:table-cell>
          <table:table-cell/>
          <table:table-cell table:style-name="ce3" office:value-type="float" office:value="-41709.9">
            <text:p>-4.17E+004</text:p>
          </table:table-cell>
          <table:table-cell office:value-type="string">
            <text:p><text:s/>= C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N^0</text:p>
          </table:table-cell>
          <table:table-cell table:style-name="ce2" office:value-type="string">
            <text:p>N^1</text:p>
          </table:table-cell>
          <table:table-cell table:style-name="ce2" office:value-type="string">
            <text:p>N^2</text:p>
          </table:table-cell>
          <table:table-cell table:style-name="ce2" office:value-type="string">
            <text:p>Operations</text:p>
          </table:table-cell>
          <table:table-cell office:value-type="string">
            <text:p>Operations</text:p>
          </table:table-cell>
          <table:table-cell/>
          <table:table-cell table:style-name="ce3" office:value-type="float" office:value="40.7816">
            <text:p>4.08E+001</text:p>
          </table:table-cell>
          <table:table-cell office:value-type="string">
            <text:p><text:s/>= C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C11]^0" office:value-type="float" office:value="1">
            <text:p>1.00E+000</text:p>
          </table:table-cell>
          <table:table-cell table:style-name="ce3" office:value-type="float" office:value="400">
            <text:p>4.00E+002</text:p>
          </table:table-cell>
          <table:table-cell table:style-name="ce3" table:formula="of:=[.C11]*[.C11]" office:value-type="float" office:value="160000">
            <text:p>1.60E+005</text:p>
          </table:table-cell>
          <table:table-cell table:style-name="ce6" office:value-type="float" office:value="1004000">
            <text:p>1.0040E+06</text:p>
          </table:table-cell>
          <table:table-cell table:style-name="ce3" table:formula="of:=[.$H$11]*[.D11]+[.$H$10]*[.C11]+[.$H$9]*[.B11]" office:value-type="float" office:value="970013.94">
            <text:p>9.70E+005</text:p>
          </table:table-cell>
          <table:table-cell/>
          <table:table-cell table:style-name="ce3" office:value-type="float" office:value="6.22132">
            <text:p>6.22E+000</text:p>
          </table:table-cell>
          <table:table-cell office:value-type="string">
            <text:p><text:s/>= C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C12]^0" office:value-type="float" office:value="1">
            <text:p>1.00E+000</text:p>
          </table:table-cell>
          <table:table-cell table:style-name="ce3" office:value-type="float" office:value="800">
            <text:p>8.00E+002</text:p>
          </table:table-cell>
          <table:table-cell table:style-name="ce3" table:formula="of:=[.C12]*[.C12]" office:value-type="float" office:value="640000">
            <text:p>6.40E+005</text:p>
          </table:table-cell>
          <table:table-cell table:style-name="ce6" office:value-type="float" office:value="3913000">
            <text:p>3.9130E+06</text:p>
          </table:table-cell>
          <table:table-cell table:style-name="ce3" table:formula="of:=[.$H$11]*[.D12]+[.$H$10]*[.C12]+[.$H$9]*[.B12]" office:value-type="float" office:value="3972560.18">
            <text:p>3.97E+006</text:p>
          </table:table-cell>
          <table:table-cell table:number-columns-repeated="1018"/>
        </table:table-row>
        <table:table-row table:style-name="ro1">
          <table:table-cell/>
          <table:table-cell table:style-name="ce3" table:formula="of:=[.C13]^0" office:value-type="float" office:value="1">
            <text:p>1.00E+000</text:p>
          </table:table-cell>
          <table:table-cell table:style-name="ce3" office:value-type="float" office:value="1600">
            <text:p>1.60E+003</text:p>
          </table:table-cell>
          <table:table-cell table:style-name="ce3" table:formula="of:=[.C13]*[.C13]" office:value-type="float" office:value="2560000">
            <text:p>2.56E+006</text:p>
          </table:table-cell>
          <table:table-cell table:style-name="ce6" office:value-type="float" office:value="15980000">
            <text:p>1.5980E+07</text:p>
          </table:table-cell>
          <table:table-cell table:style-name="ce3" table:formula="of:=[.$H$11]*[.D13]+[.$H$10]*[.C13]+[.$H$9]*[.B13]" office:value-type="float" office:value="15950119.86">
            <text:p>1.60E+007</text:p>
          </table:table-cell>
          <table:table-cell/>
          <table:table-cell table:style-name="ce3" office:value-type="float" office:value="6.23">
            <text:p>6.23E+000</text:p>
          </table:table-cell>
          <table:table-cell office:value-type="string">
            <text:p><text:s/>= C''' for O(N^2)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C14]^0" office:value-type="float" office:value="1">
            <text:p>1.00E+000</text:p>
          </table:table-cell>
          <table:table-cell table:style-name="ce3" office:value-type="float" office:value="3200">
            <text:p>3.20E+003</text:p>
          </table:table-cell>
          <table:table-cell table:style-name="ce3" table:formula="of:=[.C14]*[.C14]" office:value-type="float" office:value="10240000">
            <text:p>1.02E+007</text:p>
          </table:table-cell>
          <table:table-cell table:style-name="ce6" office:value-type="float" office:value="63542000">
            <text:p>6.3542E+07</text:p>
          </table:table-cell>
          <table:table-cell table:style-name="ce3" table:formula="of:=[.$H$11]*[.D14]+[.$H$10]*[.C14]+[.$H$9]*[.B14]" office:value-type="float" office:value="63795108.02">
            <text:p>6.38E+00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imulate to find the C''' with N^2 to show O(N^2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^0 Simulated</text:p>
          </table:table-cell>
          <table:table-cell office:value-type="string">
            <text:p>N Simulated</text:p>
          </table:table-cell>
          <table:table-cell office:value-type="string">
            <text:p>N^2 Simulated</text:p>
          </table:table-cell>
          <table:table-cell office:value-type="string">
            <text:p>Operations Simulated</text:p>
          </table:table-cell>
          <table:table-cell table:style-name="ce2" office:value-type="string">
            <text:p>C'''*g(N^2)</text:p>
          </table:table-cell>
          <table:table-cell table:style-name="ce2" office:value-type="string">
            <text:p>Difference</text:p>
          </table:table-cell>
          <table:table-cell table:number-columns-repeated="1017"/>
        </table:table-row>
        <table:table-row table:style-name="ro1">
          <table:table-cell/>
          <table:table-cell table:formula="of:=[.C19]^0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19]*[.C19]" office:value-type="float" office:value="100">
            <text:p>100</text:p>
          </table:table-cell>
          <table:table-cell table:style-name="ce7" table:formula="of:=[.$H$11]*[.D19]+[.$H$10]*[.C19]+[.$H$9]" office:value-type="float" office:value="-40679.952">
            <text:p>-40679.95</text:p>
          </table:table-cell>
          <table:table-cell table:style-name="ce7" table:formula="of:=[.$H$13]*[.D19]" office:value-type="float" office:value="623">
            <text:p>623.00</text:p>
          </table:table-cell>
          <table:table-cell table:style-name="ce7" table:formula="of:=[.F19]-[.E19]" office:value-type="float" office:value="41302.952">
            <text:p>41302.95</text:p>
          </table:table-cell>
          <table:table-cell table:number-columns-repeated="1017"/>
        </table:table-row>
        <table:table-row table:style-name="ro1">
          <table:table-cell/>
          <table:table-cell table:formula="of:=[.C20]^0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C20]*[.C20]" office:value-type="float" office:value="10000">
            <text:p>10000</text:p>
          </table:table-cell>
          <table:table-cell table:style-name="ce7" table:formula="of:=[.$H$11]*[.D20]+[.$H$10]*[.C20]+[.$H$9]" office:value-type="float" office:value="24581.46">
            <text:p>24581.46</text:p>
          </table:table-cell>
          <table:table-cell table:style-name="ce7" table:formula="of:=[.$H$13]*[.D20]" office:value-type="float" office:value="62300">
            <text:p>62300.00</text:p>
          </table:table-cell>
          <table:table-cell table:style-name="ce7" table:formula="of:=[.F20]-[.E20]" office:value-type="float" office:value="37718.54">
            <text:p>37718.54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/>
          <table:table-cell table:formula="of:=[.C21]^0"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[.C21]*[.C21]" office:value-type="float" office:value="55225">
            <text:p>55225</text:p>
          </table:table-cell>
          <table:table-cell table:style-name="ce7" table:formula="of:=[.$H$11]*[.D21]+[.$H$10]*[.C21]+[.$H$9]" office:value-type="float" office:value="311446.173">
            <text:p>311446.17</text:p>
          </table:table-cell>
          <table:table-cell table:style-name="ce7" table:formula="of:=[.$H$13]*[.D21]" office:value-type="float" office:value="344051.75">
            <text:p>344051.75</text:p>
          </table:table-cell>
          <table:table-cell table:style-name="ce7" table:formula="of:=[.F21]-[.E21]" office:value-type="float" office:value="32605.577">
            <text:p>32605.58</text:p>
          </table:table-cell>
          <table:table-cell/>
          <table:table-cell>
            <draw:frame table:end-cell-address="OpertionalAnalysis.T49" table:end-x="0.4661in" table:end-y="0.1839in" draw:z-index="0" draw:style-name="gr2" draw:text-style-name="P1" svg:width="8.9004in" svg:height="5.5374in" svg:x="0.0752in" svg:y="0.0898in">
              <draw:object draw:notify-on-update-of-ranges="OpertionalAnalysis.E8:OpertionalAnalysis.E8 OpertionalAnalysis.E11:OpertionalAnalysis.E14 OpertionalAnalysis.C11:OpertionalAnalysis.C14 OpertionalAnalysis.E18:OpertionalAnalysis.E18 OpertionalAnalysis.E19:OpertionalAnalysis.E50 OpertionalAnalysis.C19:OpertionalAnalysis.C50 OpertionalAnalysis.F18:OpertionalAnalysis.F18 OpertionalAnalysis.F19:OpertionalAnalysis.F49 OpertionalAnalysis.C19:OpertionalAnalysis.C50 OpertionalAnalysis.G18:OpertionalAnalysis.G18 OpertionalAnalysis.G19:OpertionalAnalysis.G50 OpertionalAnalysis.C19:OpertionalAnalysis.C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formula="of:=[.C22]^0"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[.C22]*[.C22]" office:value-type="float" office:value="136900">
            <text:p>136900</text:p>
          </table:table-cell>
          <table:table-cell table:style-name="ce7" table:formula="of:=[.$H$11]*[.D22]+[.$H$10]*[.C22]+[.$H$9]" office:value-type="float" office:value="825078">
            <text:p>825078.00</text:p>
          </table:table-cell>
          <table:table-cell table:style-name="ce7" table:formula="of:=[.$H$13]*[.D22]" office:value-type="float" office:value="852887">
            <text:p>852887.00</text:p>
          </table:table-cell>
          <table:table-cell table:style-name="ce7" table:formula="of:=[.F22]-[.E22]" office:value-type="float" office:value="27809">
            <text:p>27809.00</text:p>
          </table:table-cell>
          <table:table-cell table:number-columns-repeated="1017"/>
        </table:table-row>
        <table:table-row table:style-name="ro1">
          <table:table-cell/>
          <table:table-cell table:formula="of:=[.C23]^0" office:value-type="float" office:value="1">
            <text:p>1</text:p>
          </table:table-cell>
          <table:table-cell office:value-type="float" office:value="505">
            <text:p>505</text:p>
          </table:table-cell>
          <table:table-cell table:formula="of:=[.C23]*[.C23]" office:value-type="float" office:value="255025">
            <text:p>255025</text:p>
          </table:table-cell>
          <table:table-cell table:style-name="ce7" table:formula="of:=[.$H$11]*[.D23]+[.$H$10]*[.C23]+[.$H$9]" office:value-type="float" office:value="1565476.941">
            <text:p>1565476.94</text:p>
          </table:table-cell>
          <table:table-cell table:style-name="ce7" table:formula="of:=[.$H$13]*[.D23]" office:value-type="float" office:value="1588805.75">
            <text:p>1588805.75</text:p>
          </table:table-cell>
          <table:table-cell table:style-name="ce7" table:formula="of:=[.F23]-[.E23]" office:value-type="float" office:value="23328.8089999997">
            <text:p>23328.81</text:p>
          </table:table-cell>
          <table:table-cell table:number-columns-repeated="1017"/>
        </table:table-row>
        <table:table-row table:style-name="ro1">
          <table:table-cell/>
          <table:table-cell table:formula="of:=[.C24]^0" office:value-type="float" office:value="1">
            <text:p>1</text:p>
          </table:table-cell>
          <table:table-cell office:value-type="float" office:value="640">
            <text:p>640</text:p>
          </table:table-cell>
          <table:table-cell table:formula="of:=[.C24]*[.C24]" office:value-type="float" office:value="409600">
            <text:p>409600</text:p>
          </table:table-cell>
          <table:table-cell table:style-name="ce7" table:formula="of:=[.$H$11]*[.D24]+[.$H$10]*[.C24]+[.$H$9]" office:value-type="float" office:value="2532642.996">
            <text:p>2532643.00</text:p>
          </table:table-cell>
          <table:table-cell table:style-name="ce7" table:formula="of:=[.$H$13]*[.D24]" office:value-type="float" office:value="2551808">
            <text:p>2551808.00</text:p>
          </table:table-cell>
          <table:table-cell table:style-name="ce7" table:formula="of:=[.F24]-[.E24]" office:value-type="float" office:value="19165.0039999997">
            <text:p>19165.00</text:p>
          </table:table-cell>
          <table:table-cell table:number-columns-repeated="1017"/>
        </table:table-row>
        <table:table-row table:style-name="ro1">
          <table:table-cell/>
          <table:table-cell table:formula="of:=[.C25]^0" office:value-type="float" office:value="1">
            <text:p>1</text:p>
          </table:table-cell>
          <table:table-cell office:value-type="float" office:value="775">
            <text:p>775</text:p>
          </table:table-cell>
          <table:table-cell table:formula="of:=[.C25]*[.C25]" office:value-type="float" office:value="600625">
            <text:p>600625</text:p>
          </table:table-cell>
          <table:table-cell table:style-name="ce7" table:formula="of:=[.$H$11]*[.D25]+[.$H$10]*[.C25]+[.$H$9]" office:value-type="float" office:value="3726576.165">
            <text:p>3726576.17</text:p>
          </table:table-cell>
          <table:table-cell table:style-name="ce7" table:formula="of:=[.$H$13]*[.D25]" office:value-type="float" office:value="3741893.75">
            <text:p>3741893.75</text:p>
          </table:table-cell>
          <table:table-cell table:style-name="ce7" table:formula="of:=[.F25]-[.E25]" office:value-type="float" office:value="15317.585">
            <text:p>15317.59</text:p>
          </table:table-cell>
          <table:table-cell table:number-columns-repeated="1017"/>
        </table:table-row>
        <table:table-row table:style-name="ro1">
          <table:table-cell/>
          <table:table-cell table:formula="of:=[.C26]^0" office:value-type="float" office:value="1">
            <text:p>1</text:p>
          </table:table-cell>
          <table:table-cell office:value-type="float" office:value="910">
            <text:p>910</text:p>
          </table:table-cell>
          <table:table-cell table:formula="of:=[.C26]*[.C26]" office:value-type="float" office:value="828100">
            <text:p>828100</text:p>
          </table:table-cell>
          <table:table-cell table:style-name="ce7" table:formula="of:=[.$H$11]*[.D26]+[.$H$10]*[.C26]+[.$H$9]" office:value-type="float" office:value="5147276.448">
            <text:p>5147276.45</text:p>
          </table:table-cell>
          <table:table-cell table:style-name="ce7" table:formula="of:=[.$H$13]*[.D26]" office:value-type="float" office:value="5159063">
            <text:p>5159063.00</text:p>
          </table:table-cell>
          <table:table-cell table:style-name="ce7" table:formula="of:=[.F26]-[.E26]" office:value-type="float" office:value="11786.5520000001">
            <text:p>11786.55</text:p>
          </table:table-cell>
          <table:table-cell table:number-columns-repeated="1017"/>
        </table:table-row>
        <table:table-row table:style-name="ro1">
          <table:table-cell/>
          <table:table-cell table:formula="of:=[.C27]^0" office:value-type="float" office:value="1">
            <text:p>1</text:p>
          </table:table-cell>
          <table:table-cell office:value-type="float" office:value="1045">
            <text:p>1045</text:p>
          </table:table-cell>
          <table:table-cell table:formula="of:=[.C27]*[.C27]" office:value-type="float" office:value="1092025">
            <text:p>1092025</text:p>
          </table:table-cell>
          <table:table-cell table:style-name="ce7" table:formula="of:=[.$H$11]*[.D27]+[.$H$10]*[.C27]+[.$H$9]" office:value-type="float" office:value="6794743.845">
            <text:p>6794743.85</text:p>
          </table:table-cell>
          <table:table-cell table:style-name="ce7" table:formula="of:=[.$H$13]*[.D27]" office:value-type="float" office:value="6803315.75">
            <text:p>6803315.75</text:p>
          </table:table-cell>
          <table:table-cell table:style-name="ce7" table:formula="of:=[.F27]-[.E27]" office:value-type="float" office:value="8571.90500000026">
            <text:p>8571.91</text:p>
          </table:table-cell>
          <table:table-cell table:number-columns-repeated="1017"/>
        </table:table-row>
        <table:table-row table:style-name="ro1">
          <table:table-cell/>
          <table:table-cell table:formula="of:=[.C28]^0" office:value-type="float" office:value="1">
            <text:p>1</text:p>
          </table:table-cell>
          <table:table-cell office:value-type="float" office:value="1180">
            <text:p>1180</text:p>
          </table:table-cell>
          <table:table-cell table:formula="of:=[.C28]*[.C28]" office:value-type="float" office:value="1392400">
            <text:p>1392400</text:p>
          </table:table-cell>
          <table:table-cell table:style-name="ce7" table:formula="of:=[.$H$11]*[.D28]+[.$H$10]*[.C28]+[.$H$9]" office:value-type="float" office:value="8668978.356">
            <text:p>8668978.36</text:p>
          </table:table-cell>
          <table:table-cell table:style-name="ce7" table:formula="of:=[.$H$13]*[.D28]" office:value-type="float" office:value="8674652">
            <text:p>8674652.00</text:p>
          </table:table-cell>
          <table:table-cell table:style-name="ce7" table:formula="of:=[.F28]-[.E28]" office:value-type="float" office:value="5673.64399999939">
            <text:p>5673.64</text:p>
          </table:table-cell>
          <table:table-cell table:number-columns-repeated="1017"/>
        </table:table-row>
        <table:table-row table:style-name="ro1">
          <table:table-cell/>
          <table:table-cell table:formula="of:=[.C29]^0" office:value-type="float" office:value="1">
            <text:p>1</text:p>
          </table:table-cell>
          <table:table-cell office:value-type="float" office:value="1315">
            <text:p>1315</text:p>
          </table:table-cell>
          <table:table-cell table:formula="of:=[.C29]*[.C29]" office:value-type="float" office:value="1729225">
            <text:p>1729225</text:p>
          </table:table-cell>
          <table:table-cell table:style-name="ce7" table:formula="of:=[.$H$11]*[.D29]+[.$H$10]*[.C29]+[.$H$9]" office:value-type="float" office:value="10769979.981">
            <text:p>10769979.98</text:p>
          </table:table-cell>
          <table:table-cell table:style-name="ce7" table:formula="of:=[.$H$13]*[.D29]" office:value-type="float" office:value="10773071.75">
            <text:p>10773071.75</text:p>
          </table:table-cell>
          <table:table-cell table:style-name="ce7" table:formula="of:=[.F29]-[.E29]" office:value-type="float" office:value="3091.76899999939">
            <text:p>3091.77</text:p>
          </table:table-cell>
          <table:table-cell table:number-columns-repeated="1017"/>
        </table:table-row>
        <table:table-row table:style-name="ro1">
          <table:table-cell/>
          <table:table-cell table:formula="of:=[.C30]^0" office:value-type="float" office:value="1">
            <text:p>1</text:p>
          </table:table-cell>
          <table:table-cell office:value-type="float" office:value="1450">
            <text:p>1450</text:p>
          </table:table-cell>
          <table:table-cell table:formula="of:=[.C30]*[.C30]" office:value-type="float" office:value="2102500">
            <text:p>2102500</text:p>
          </table:table-cell>
          <table:table-cell table:style-name="ce7" table:formula="of:=[.$H$11]*[.D30]+[.$H$10]*[.C30]+[.$H$9]" office:value-type="float" office:value="13097748.72">
            <text:p>13097748.72</text:p>
          </table:table-cell>
          <table:table-cell table:style-name="ce7" table:formula="of:=[.$H$13]*[.D30]" office:value-type="float" office:value="13098575">
            <text:p>13098575.00</text:p>
          </table:table-cell>
          <table:table-cell table:style-name="ce7" table:formula="of:=[.F30]-[.E30]" office:value-type="float" office:value="826.279999999329">
            <text:p>826.28</text:p>
          </table:table-cell>
          <table:table-cell table:number-columns-repeated="1017"/>
        </table:table-row>
        <table:table-row table:style-name="ro1">
          <table:table-cell/>
          <table:table-cell table:formula="of:=[.C31]^0" office:value-type="float" office:value="1">
            <text:p>1</text:p>
          </table:table-cell>
          <table:table-cell office:value-type="float" office:value="1585">
            <text:p>1585</text:p>
          </table:table-cell>
          <table:table-cell table:formula="of:=[.C31]*[.C31]" office:value-type="float" office:value="2512225">
            <text:p>2512225</text:p>
          </table:table-cell>
          <table:table-cell table:style-name="ce7" table:formula="of:=[.$H$11]*[.D31]+[.$H$10]*[.C31]+[.$H$9]" office:value-type="float" office:value="15652284.573">
            <text:p>15652284.57</text:p>
          </table:table-cell>
          <table:table-cell table:style-name="ce7" table:formula="of:=[.$H$13]*[.D31]" office:value-type="float" office:value="15651161.75">
            <text:p>15651161.75</text:p>
          </table:table-cell>
          <table:table-cell table:style-name="ce7" table:formula="of:=[.F31]-[.E31]" office:value-type="float" office:value="-1122.82299999706">
            <text:p>-1122.82</text:p>
          </table:table-cell>
          <table:table-cell table:number-columns-repeated="1017"/>
        </table:table-row>
        <table:table-row table:style-name="ro1">
          <table:table-cell/>
          <table:table-cell table:formula="of:=[.C32]^0" office:value-type="float" office:value="1">
            <text:p>1</text:p>
          </table:table-cell>
          <table:table-cell office:value-type="float" office:value="1720">
            <text:p>1720</text:p>
          </table:table-cell>
          <table:table-cell table:formula="of:=[.C32]*[.C32]" office:value-type="float" office:value="2958400">
            <text:p>2958400</text:p>
          </table:table-cell>
          <table:table-cell table:style-name="ce7" table:formula="of:=[.$H$11]*[.D32]+[.$H$10]*[.C32]+[.$H$9]" office:value-type="float" office:value="18433587.54">
            <text:p>18433587.54</text:p>
          </table:table-cell>
          <table:table-cell table:style-name="ce7" table:formula="of:=[.$H$13]*[.D32]" office:value-type="float" office:value="18430832">
            <text:p>18430832.00</text:p>
          </table:table-cell>
          <table:table-cell table:style-name="ce7" table:formula="of:=[.F32]-[.E32]" office:value-type="float" office:value="-2755.54000000283">
            <text:p>-2755.54</text:p>
          </table:table-cell>
          <table:table-cell table:number-columns-repeated="1017"/>
        </table:table-row>
        <table:table-row table:style-name="ro1">
          <table:table-cell/>
          <table:table-cell table:formula="of:=[.C33]^0" office:value-type="float" office:value="1">
            <text:p>1</text:p>
          </table:table-cell>
          <table:table-cell office:value-type="float" office:value="1855">
            <text:p>1855</text:p>
          </table:table-cell>
          <table:table-cell table:formula="of:=[.C33]*[.C33]" office:value-type="float" office:value="3441025">
            <text:p>3441025</text:p>
          </table:table-cell>
          <table:table-cell table:style-name="ce7" table:formula="of:=[.$H$11]*[.D33]+[.$H$10]*[.C33]+[.$H$9]" office:value-type="float" office:value="21441657.621">
            <text:p>21441657.62</text:p>
          </table:table-cell>
          <table:table-cell table:style-name="ce7" table:formula="of:=[.$H$13]*[.D33]" office:value-type="float" office:value="21437585.75">
            <text:p>21437585.75</text:p>
          </table:table-cell>
          <table:table-cell table:style-name="ce7" table:formula="of:=[.F33]-[.E33]" office:value-type="float" office:value="-4071.87100000307">
            <text:p>-4071.87</text:p>
          </table:table-cell>
          <table:table-cell table:number-columns-repeated="1017"/>
        </table:table-row>
        <table:table-row table:style-name="ro1">
          <table:table-cell/>
          <table:table-cell table:formula="of:=[.C34]^0" office:value-type="float" office:value="1">
            <text:p>1</text:p>
          </table:table-cell>
          <table:table-cell office:value-type="float" office:value="1990">
            <text:p>1990</text:p>
          </table:table-cell>
          <table:table-cell table:formula="of:=[.C34]*[.C34]" office:value-type="float" office:value="3960100">
            <text:p>3960100</text:p>
          </table:table-cell>
          <table:table-cell table:style-name="ce7" table:formula="of:=[.$H$11]*[.D34]+[.$H$10]*[.C34]+[.$H$9]" office:value-type="float" office:value="24676494.816">
            <text:p>24676494.82</text:p>
          </table:table-cell>
          <table:table-cell table:style-name="ce7" table:formula="of:=[.$H$13]*[.D34]" office:value-type="float" office:value="24671423">
            <text:p>24671423.00</text:p>
          </table:table-cell>
          <table:table-cell table:style-name="ce7" table:formula="of:=[.F34]-[.E34]" office:value-type="float" office:value="-5071.81600000337">
            <text:p>-5071.82</text:p>
          </table:table-cell>
          <table:table-cell table:number-columns-repeated="1017"/>
        </table:table-row>
        <table:table-row table:style-name="ro1">
          <table:table-cell/>
          <table:table-cell table:formula="of:=[.C35]^0" office:value-type="float" office:value="1">
            <text:p>1</text:p>
          </table:table-cell>
          <table:table-cell office:value-type="float" office:value="2125">
            <text:p>2125</text:p>
          </table:table-cell>
          <table:table-cell table:formula="of:=[.C35]*[.C35]" office:value-type="float" office:value="4515625">
            <text:p>4515625</text:p>
          </table:table-cell>
          <table:table-cell table:style-name="ce7" table:formula="of:=[.$H$11]*[.D35]+[.$H$10]*[.C35]+[.$H$9]" office:value-type="float" office:value="28138099.125">
            <text:p>28138099.13</text:p>
          </table:table-cell>
          <table:table-cell table:style-name="ce7" table:formula="of:=[.$H$13]*[.D35]" office:value-type="float" office:value="28132343.75">
            <text:p>28132343.75</text:p>
          </table:table-cell>
          <table:table-cell table:style-name="ce7" table:formula="of:=[.F35]-[.E35]" office:value-type="float" office:value="-5755.37499999628">
            <text:p>-5755.37</text:p>
          </table:table-cell>
          <table:table-cell table:number-columns-repeated="1017"/>
        </table:table-row>
        <table:table-row table:style-name="ro1">
          <table:table-cell/>
          <table:table-cell table:formula="of:=[.C36]^0" office:value-type="float" office:value="1">
            <text:p>1</text:p>
          </table:table-cell>
          <table:table-cell office:value-type="float" office:value="2260">
            <text:p>2260</text:p>
          </table:table-cell>
          <table:table-cell table:formula="of:=[.C36]*[.C36]" office:value-type="float" office:value="5107600">
            <text:p>5107600</text:p>
          </table:table-cell>
          <table:table-cell table:style-name="ce7" table:formula="of:=[.$H$11]*[.D36]+[.$H$10]*[.C36]+[.$H$9]" office:value-type="float" office:value="31826470.548">
            <text:p>31826470.55</text:p>
          </table:table-cell>
          <table:table-cell table:style-name="ce7" table:formula="of:=[.$H$13]*[.D36]" office:value-type="float" office:value="31820348">
            <text:p>31820348.00</text:p>
          </table:table-cell>
          <table:table-cell table:style-name="ce7" table:formula="of:=[.F36]-[.E36]" office:value-type="float" office:value="-6122.54800000042">
            <text:p>-6122.55</text:p>
          </table:table-cell>
          <table:table-cell table:number-columns-repeated="1017"/>
        </table:table-row>
        <table:table-row table:style-name="ro1">
          <table:table-cell/>
          <table:table-cell table:formula="of:=[.C37]^0" office:value-type="float" office:value="1">
            <text:p>1</text:p>
          </table:table-cell>
          <table:table-cell office:value-type="float" office:value="2395">
            <text:p>2395</text:p>
          </table:table-cell>
          <table:table-cell table:formula="of:=[.C37]*[.C37]" office:value-type="float" office:value="5736025">
            <text:p>5736025</text:p>
          </table:table-cell>
          <table:table-cell table:style-name="ce7" table:formula="of:=[.$H$11]*[.D37]+[.$H$10]*[.C37]+[.$H$9]" office:value-type="float" office:value="35741609.085">
            <text:p>35741609.09</text:p>
          </table:table-cell>
          <table:table-cell table:style-name="ce7" table:formula="of:=[.$H$13]*[.D37]" office:value-type="float" office:value="35735435.75">
            <text:p>35735435.75</text:p>
          </table:table-cell>
          <table:table-cell table:style-name="ce7" table:formula="of:=[.F37]-[.E37]" office:value-type="float" office:value="-6173.33500000089">
            <text:p>-6173.34</text:p>
          </table:table-cell>
          <table:table-cell table:number-columns-repeated="1017"/>
        </table:table-row>
        <table:table-row table:style-name="ro1">
          <table:table-cell/>
          <table:table-cell table:formula="of:=[.C38]^0" office:value-type="float" office:value="1">
            <text:p>1</text:p>
          </table:table-cell>
          <table:table-cell office:value-type="float" office:value="2530">
            <text:p>2530</text:p>
          </table:table-cell>
          <table:table-cell table:formula="of:=[.C38]*[.C38]" office:value-type="float" office:value="6400900">
            <text:p>6400900</text:p>
          </table:table-cell>
          <table:table-cell table:style-name="ce7" table:formula="of:=[.$H$11]*[.D38]+[.$H$10]*[.C38]+[.$H$9]" office:value-type="float" office:value="39883514.736">
            <text:p>39883514.74</text:p>
          </table:table-cell>
          <table:table-cell table:style-name="ce7" table:formula="of:=[.$H$13]*[.D38]" office:value-type="float" office:value="39877607">
            <text:p>39877607.00</text:p>
          </table:table-cell>
          <table:table-cell table:style-name="ce7" table:formula="of:=[.F38]-[.E38]" office:value-type="float" office:value="-5907.73600000143">
            <text:p>-5907.74</text:p>
          </table:table-cell>
          <table:table-cell table:number-columns-repeated="1017"/>
        </table:table-row>
        <table:table-row table:style-name="ro1">
          <table:table-cell/>
          <table:table-cell table:formula="of:=[.C39]^0" office:value-type="float" office:value="1">
            <text:p>1</text:p>
          </table:table-cell>
          <table:table-cell office:value-type="float" office:value="2665">
            <text:p>2665</text:p>
          </table:table-cell>
          <table:table-cell table:formula="of:=[.C39]*[.C39]" office:value-type="float" office:value="7102225">
            <text:p>7102225</text:p>
          </table:table-cell>
          <table:table-cell table:style-name="ce7" table:formula="of:=[.$H$11]*[.D39]+[.$H$10]*[.C39]+[.$H$9]" office:value-type="float" office:value="44252187.501">
            <text:p>44252187.50</text:p>
          </table:table-cell>
          <table:table-cell table:style-name="ce7" table:formula="of:=[.$H$13]*[.D39]" office:value-type="float" office:value="44246861.75">
            <text:p>44246861.75</text:p>
          </table:table-cell>
          <table:table-cell table:style-name="ce7" table:formula="of:=[.F39]-[.E39]" office:value-type="float" office:value="-5325.75100000948">
            <text:p>-5325.75</text:p>
          </table:table-cell>
          <table:table-cell table:number-columns-repeated="1017"/>
        </table:table-row>
        <table:table-row table:style-name="ro1">
          <table:table-cell/>
          <table:table-cell table:formula="of:=[.C40]^0" office:value-type="float" office:value="1">
            <text:p>1</text:p>
          </table:table-cell>
          <table:table-cell office:value-type="float" office:value="2800">
            <text:p>2800</text:p>
          </table:table-cell>
          <table:table-cell table:formula="of:=[.C40]*[.C40]" office:value-type="float" office:value="7840000">
            <text:p>7840000</text:p>
          </table:table-cell>
          <table:table-cell table:style-name="ce7" table:formula="of:=[.$H$11]*[.D40]+[.$H$10]*[.C40]+[.$H$9]" office:value-type="float" office:value="48847627.38">
            <text:p>48847627.38</text:p>
          </table:table-cell>
          <table:table-cell table:style-name="ce7" table:formula="of:=[.$H$13]*[.D40]" office:value-type="float" office:value="48843200">
            <text:p>48843200.00</text:p>
          </table:table-cell>
          <table:table-cell table:style-name="ce7" table:formula="of:=[.F40]-[.E40]" office:value-type="float" office:value="-4427.38000000268">
            <text:p>-4427.38</text:p>
          </table:table-cell>
          <table:table-cell table:number-columns-repeated="1017"/>
        </table:table-row>
        <table:table-row table:style-name="ro1">
          <table:table-cell/>
          <table:table-cell table:formula="of:=[.C41]^0" office:value-type="float" office:value="1">
            <text:p>1</text:p>
          </table:table-cell>
          <table:table-cell office:value-type="float" office:value="2935">
            <text:p>2935</text:p>
          </table:table-cell>
          <table:table-cell table:formula="of:=[.C41]*[.C41]" office:value-type="float" office:value="8614225">
            <text:p>8614225</text:p>
          </table:table-cell>
          <table:table-cell table:style-name="ce7" table:formula="of:=[.$H$11]*[.D41]+[.$H$10]*[.C41]+[.$H$9]" office:value-type="float" office:value="53669834.373">
            <text:p>53669834.37</text:p>
          </table:table-cell>
          <table:table-cell table:style-name="ce7" table:formula="of:=[.$H$13]*[.D41]" office:value-type="float" office:value="53666621.75">
            <text:p>53666621.75</text:p>
          </table:table-cell>
          <table:table-cell table:style-name="ce7" table:formula="of:=[.F41]-[.E41]" office:value-type="float" office:value="-3212.6230000034">
            <text:p>-3212.62</text:p>
          </table:table-cell>
          <table:table-cell table:number-columns-repeated="1017"/>
        </table:table-row>
        <table:table-row table:style-name="ro1">
          <table:table-cell/>
          <table:table-cell table:formula="of:=[.C42]^0" office:value-type="float" office:value="1">
            <text:p>1</text:p>
          </table:table-cell>
          <table:table-cell office:value-type="float" office:value="3070">
            <text:p>3070</text:p>
          </table:table-cell>
          <table:table-cell table:formula="of:=[.C42]*[.C42]" office:value-type="float" office:value="9424900">
            <text:p>9424900</text:p>
          </table:table-cell>
          <table:table-cell table:style-name="ce7" table:formula="of:=[.$H$11]*[.D42]+[.$H$10]*[.C42]+[.$H$9]" office:value-type="float" office:value="58718808.48">
            <text:p>58718808.48</text:p>
          </table:table-cell>
          <table:table-cell table:style-name="ce7" table:formula="of:=[.$H$13]*[.D42]" office:value-type="float" office:value="58717127">
            <text:p>58717127.00</text:p>
          </table:table-cell>
          <table:table-cell table:style-name="ce7" table:formula="of:=[.F42]-[.E42]" office:value-type="float" office:value="-1681.47999999672">
            <text:p>-1681.48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[.C43]^0" office:value-type="float" office:value="1">
            <text:p>1</text:p>
          </table:table-cell>
          <table:table-cell table:style-name="ce5" office:value-type="float" office:value="3205">
            <text:p>3205</text:p>
          </table:table-cell>
          <table:table-cell table:style-name="ce5" table:formula="of:=[.C43]*[.C43]" office:value-type="float" office:value="10272025">
            <text:p>10272025</text:p>
          </table:table-cell>
          <table:table-cell table:style-name="ce8" table:formula="of:=[.$H$11]*[.D43]+[.$H$10]*[.C43]+[.$H$9]" office:value-type="float" office:value="63994549.701">
            <text:p>63994549.70</text:p>
          </table:table-cell>
          <table:table-cell table:style-name="ce8" table:formula="of:=[.$H$13]*[.D43]" office:value-type="float" office:value="63994715.75">
            <text:p>63994715.75</text:p>
          </table:table-cell>
          <table:table-cell table:style-name="ce8" table:formula="of:=[.F43]-[.E43]" office:value-type="float" office:value="166.049000002444">
            <text:p>166.05</text:p>
          </table:table-cell>
          <table:table-cell office:value-type="string">
            <text:p>N0</text:p>
          </table:table-cell>
          <table:table-cell table:number-columns-repeated="1016"/>
        </table:table-row>
        <table:table-row table:style-name="ro1">
          <table:table-cell/>
          <table:table-cell table:formula="of:=[.C44]^0" office:value-type="float" office:value="1">
            <text:p>1</text:p>
          </table:table-cell>
          <table:table-cell office:value-type="float" office:value="3340">
            <text:p>3340</text:p>
          </table:table-cell>
          <table:table-cell table:formula="of:=[.C44]*[.C44]" office:value-type="float" office:value="11155600">
            <text:p>11155600</text:p>
          </table:table-cell>
          <table:table-cell table:style-name="ce7" table:formula="of:=[.$H$11]*[.D44]+[.$H$10]*[.C44]+[.$H$9]" office:value-type="float" office:value="69497058.036">
            <text:p>69497058.04</text:p>
          </table:table-cell>
          <table:table-cell table:style-name="ce7" table:formula="of:=[.$H$13]*[.D44]" office:value-type="float" office:value="69499388">
            <text:p>69499388.00</text:p>
          </table:table-cell>
          <table:table-cell table:style-name="ce7" table:formula="of:=[.F44]-[.E44]" office:value-type="float" office:value="2329.96400000155">
            <text:p>2329.96</text:p>
          </table:table-cell>
          <table:table-cell table:number-columns-repeated="1017"/>
        </table:table-row>
        <table:table-row table:style-name="ro1">
          <table:table-cell/>
          <table:table-cell table:formula="of:=[.C45]^0" office:value-type="float" office:value="1">
            <text:p>1</text:p>
          </table:table-cell>
          <table:table-cell office:value-type="float" office:value="3475">
            <text:p>3475</text:p>
          </table:table-cell>
          <table:table-cell table:formula="of:=[.C45]*[.C45]" office:value-type="float" office:value="12075625">
            <text:p>12075625</text:p>
          </table:table-cell>
          <table:table-cell table:style-name="ce7" table:formula="of:=[.$H$11]*[.D45]+[.$H$10]*[.C45]+[.$H$9]" office:value-type="float" office:value="75226333.485">
            <text:p>75226333.49</text:p>
          </table:table-cell>
          <table:table-cell table:style-name="ce7" table:formula="of:=[.$H$13]*[.D45]" office:value-type="float" office:value="75231143.75">
            <text:p>75231143.75</text:p>
          </table:table-cell>
          <table:table-cell table:style-name="ce7" table:formula="of:=[.F45]-[.E45]" office:value-type="float" office:value="4810.2650000006">
            <text:p>4810.27</text:p>
          </table:table-cell>
          <table:table-cell table:number-columns-repeated="1017"/>
        </table:table-row>
        <table:table-row table:style-name="ro1">
          <table:table-cell/>
          <table:table-cell table:formula="of:=[.C46]^0" office:value-type="float" office:value="1">
            <text:p>1</text:p>
          </table:table-cell>
          <table:table-cell office:value-type="float" office:value="3610">
            <text:p>3610</text:p>
          </table:table-cell>
          <table:table-cell table:formula="of:=[.C46]*[.C46]" office:value-type="float" office:value="13032100">
            <text:p>13032100</text:p>
          </table:table-cell>
          <table:table-cell table:style-name="ce7" table:formula="of:=[.$H$11]*[.D46]+[.$H$10]*[.C46]+[.$H$9]" office:value-type="float" office:value="81182376.048">
            <text:p>81182376.05</text:p>
          </table:table-cell>
          <table:table-cell table:style-name="ce7" table:formula="of:=[.$H$13]*[.D46]" office:value-type="float" office:value="81189983">
            <text:p>81189983.00</text:p>
          </table:table-cell>
          <table:table-cell table:style-name="ce7" table:formula="of:=[.F46]-[.E46]" office:value-type="float" office:value="7606.95199999213">
            <text:p>7606.95</text:p>
          </table:table-cell>
          <table:table-cell table:number-columns-repeated="1017"/>
        </table:table-row>
        <table:table-row table:style-name="ro1">
          <table:table-cell/>
          <table:table-cell table:formula="of:=[.C47]^0" office:value-type="float" office:value="1">
            <text:p>1</text:p>
          </table:table-cell>
          <table:table-cell office:value-type="float" office:value="3745">
            <text:p>3745</text:p>
          </table:table-cell>
          <table:table-cell table:formula="of:=[.C47]*[.C47]" office:value-type="float" office:value="14025025">
            <text:p>14025025</text:p>
          </table:table-cell>
          <table:table-cell table:style-name="ce7" table:formula="of:=[.$H$11]*[.D47]+[.$H$10]*[.C47]+[.$H$9]" office:value-type="float" office:value="87365185.725">
            <text:p>87365185.73</text:p>
          </table:table-cell>
          <table:table-cell table:style-name="ce7" table:formula="of:=[.$H$13]*[.D47]" office:value-type="float" office:value="87375905.75">
            <text:p>87375905.75</text:p>
          </table:table-cell>
          <table:table-cell table:style-name="ce7" table:formula="of:=[.F47]-[.E47]" office:value-type="float" office:value="10720.025000006">
            <text:p>10720.03</text:p>
          </table:table-cell>
          <table:table-cell table:number-columns-repeated="1017"/>
        </table:table-row>
        <table:table-row table:style-name="ro1">
          <table:table-cell/>
          <table:table-cell table:formula="of:=[.C48]^0" office:value-type="float" office:value="1">
            <text:p>1</text:p>
          </table:table-cell>
          <table:table-cell office:value-type="float" office:value="3880">
            <text:p>3880</text:p>
          </table:table-cell>
          <table:table-cell table:formula="of:=[.C48]*[.C48]" office:value-type="float" office:value="15054400">
            <text:p>15054400</text:p>
          </table:table-cell>
          <table:table-cell table:style-name="ce7" table:formula="of:=[.$H$11]*[.D48]+[.$H$10]*[.C48]+[.$H$9]" office:value-type="float" office:value="93774762.516">
            <text:p>93774762.52</text:p>
          </table:table-cell>
          <table:table-cell table:style-name="ce7" table:formula="of:=[.$H$13]*[.D48]" office:value-type="float" office:value="93788912">
            <text:p>93788912.00</text:p>
          </table:table-cell>
          <table:table-cell table:style-name="ce7" table:formula="of:=[.F48]-[.E48]" office:value-type="float" office:value="14149.4839999974">
            <text:p>14149.48</text:p>
          </table:table-cell>
          <table:table-cell table:number-columns-repeated="1017"/>
        </table:table-row>
        <table:table-row table:style-name="ro1">
          <table:table-cell/>
          <table:table-cell table:formula="of:=[.C49]^0" office:value-type="float" office:value="1">
            <text:p>1</text:p>
          </table:table-cell>
          <table:table-cell office:value-type="float" office:value="4015">
            <text:p>4015</text:p>
          </table:table-cell>
          <table:table-cell table:formula="of:=[.C49]*[.C49]" office:value-type="float" office:value="16120225">
            <text:p>16120225</text:p>
          </table:table-cell>
          <table:table-cell table:style-name="ce7" table:formula="of:=[.$H$11]*[.D49]+[.$H$10]*[.C49]+[.$H$9]" office:value-type="float" office:value="100411106.421">
            <text:p>100411106.42</text:p>
          </table:table-cell>
          <table:table-cell table:style-name="ce7" table:formula="of:=[.$H$13]*[.D49]" office:value-type="float" office:value="100429001.75">
            <text:p>100429001.75</text:p>
          </table:table-cell>
          <table:table-cell table:style-name="ce7" table:formula="of:=[.F49]-[.E49]" office:value-type="float" office:value="17895.3289999962">
            <text:p>17895.33</text:p>
          </table:table-cell>
          <table:table-cell table:number-columns-repeated="1017"/>
        </table:table-row>
        <table:table-row table:style-name="ro1">
          <table:table-cell/>
          <table:table-cell table:formula="of:=[.C50]^0" office:value-type="float" office:value="1">
            <text:p>1</text:p>
          </table:table-cell>
          <table:table-cell office:value-type="float" office:value="4150">
            <text:p>4150</text:p>
          </table:table-cell>
          <table:table-cell table:formula="of:=[.C50]*[.C50]" office:value-type="float" office:value="17222500">
            <text:p>17222500</text:p>
          </table:table-cell>
          <table:table-cell table:style-name="ce7" table:formula="of:=[.$H$11]*[.D50]+[.$H$10]*[.C50]+[.$H$9]" office:value-type="float" office:value="107274217.44">
            <text:p>107274217.44</text:p>
          </table:table-cell>
          <table:table-cell table:style-name="ce7" table:formula="of:=[.$H$13]*[.D50]" office:value-type="float" office:value="107296175">
            <text:p>107296175.00</text:p>
          </table:table-cell>
          <table:table-cell table:style-name="ce7" table:formula="of:=[.F50]-[.E50]" office:value-type="float" office:value="21957.5600000024">
            <text:p>21957.56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16">
      <number:scientific-number number:decimal-places="4" number:min-integer-digits="1" number:min-exponent-digits="2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6">09/26/2022</text:date>, <text:time>12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meta:initial-creator>Mark Lehr</meta:initial-creator>
    <dc:creator>Mark Lehr</dc:creator>
    <meta:creation-date>2022-09-21T11:27:51Z</meta:creation-date>
    <dc:date>2022-09-26T12:13:17.35</dc:date>
    <meta:editing-cycles>4</meta:editing-cycles>
    <meta:editing-duration>PT42M56S</meta:editing-duration>
    <meta:document-statistic meta:table-count="3" meta:cell-count="4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title svg:x="6.99cm" svg:y="0.314cm" chart:style-name="ch2">
          <text:p>Mark Sort</text:p>
        </chart:title>
        <chart:legend chart:legend-position="end" svg:x="12.432cm" svg:y="3.453cm" style:legend-expansion="high" chart:style-name="ch3"/>
        <chart:plot-area chart:style-name="ch4" table:cell-range-address="TimingAnalysis.C22:TimingAnalysis.C44 TimingAnalysis.E21:TimingAnalysis.G44 TimingAnalysis.E8:TimingAnalysis.E8 TimingAnalysis.E11:TimingAnalysis.E17" chart:data-source-has-labels="row" svg:x="1.33cm" svg:y="1.684cm" svg:width="10.464cm" svg:height="6.155cm">
          <chartooo:coordinate-region svg:x="2.057cm" svg:y="1.883cm" svg:width="9.18cm" svg:height="5.309cm"/>
          <chart:axis chart:dimension="x" chart:name="primary-x" chart:style-name="ch5">
            <chart:title svg:x="5.102cm" svg:y="8.018cm" chart:style-name="ch6">
              <text:p>Size of N for Sorting</text:p>
            </chart:title>
            <chart:grid chart:style-name="ch7" chart:class="major"/>
          </chart:axis>
          <chart:axis chart:dimension="y" chart:name="primary-y" chart:style-name="ch8">
            <chart:title svg:x="0.451cm" svg:y="5.996cm" chart:style-name="ch9">
              <text:p>Time in Seconds</text:p>
            </chart:title>
            <chart:grid chart:style-name="ch7" chart:class="major"/>
          </chart:axis>
          <chart:series chart:style-name="ch10" chart:values-cell-range-address="TimingAnalysis.E22:TimingAnalysis.E44" chart:label-cell-address="TimingAnalysis.E21:TimingAnalysis.E21" chart:class="chart:scatter">
            <chart:domain table:cell-range-address="TimingAnalysis.C22:TimingAnalysis.C44"/>
            <chart:data-point chart:repeated="23"/>
          </chart:series>
          <chart:series chart:style-name="ch11" chart:values-cell-range-address="TimingAnalysis.F22:TimingAnalysis.F44" chart:label-cell-address="TimingAnalysis.F21:TimingAnalysis.F21" chart:class="chart:scatter">
            <chart:data-point chart:repeated="23"/>
          </chart:series>
          <chart:series chart:style-name="ch12" chart:values-cell-range-address="TimingAnalysis.G22:TimingAnalysis.G44" chart:label-cell-address="TimingAnalysis.G21:TimingAnalysis.G21" chart:class="chart:scatter">
            <chart:data-point chart:repeated="23"/>
          </chart:series>
          <chart:series chart:style-name="ch13" chart:values-cell-range-address="TimingAnalysis.E11:TimingAnalysis.E17" chart:label-cell-address="TimingAnalysis.E8:TimingAnalysis.E8" chart:class="chart:scatter">
            <chart:domain table:cell-range-address="TimingAnalysis.C11:TimingAnalysis.C17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Simulated</text:p>
                <draw:g>
                  <svg:desc>TimingAnalysis.E21:TimingAnalysis.E21</svg:desc>
                </draw:g>
              </table:table-cell>
              <table:table-cell office:value-type="string">
                <text:p>C'''*g(N^2)</text:p>
                <draw:g>
                  <svg:desc>TimingAnalysis.F21:TimingAnalysis.F21</svg:desc>
                </draw:g>
              </table:table-cell>
              <table:table-cell office:value-type="string">
                <text:p>Difference</text:p>
                <draw:g>
                  <svg:desc>TimingAnalysis.G21:TimingAnalysis.G2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 f</text:p>
                <draw:g>
                  <svg:desc>TimingAnalysis.E8:TimingAnalysis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mingAnalysis.C22:TimingAnalysis.C44</svg:desc>
                </draw:g>
              </table:table-cell>
              <table:table-cell office:value-type="float" office:value="-0.000165225033">
                <text:p>-0.000165225033</text:p>
                <draw:g>
                  <svg:desc>TimingAnalysis.E22:TimingAnalysis.E44</svg:desc>
                </draw:g>
              </table:table-cell>
              <table:table-cell office:value-type="float" office:value="0.00000025">
                <text:p>0.00000025</text:p>
                <draw:g>
                  <svg:desc>TimingAnalysis.F22:TimingAnalysis.F44</svg:desc>
                </draw:g>
              </table:table-cell>
              <table:table-cell office:value-type="float" office:value="0.000165475033">
                <text:p>0.000165475033</text:p>
                <draw:g>
                  <svg:desc>TimingAnalysis.G22:TimingAnalysis.G44</svg:desc>
                </draw:g>
              </table:table-cell>
              <table:table-cell office:value-type="float" office:value="40000">
                <text:p>40000</text:p>
                <draw:g>
                  <svg:desc>TimingAnalysis.C11:TimingAnalysis.C17</svg:desc>
                </draw:g>
              </table:table-cell>
              <table:table-cell office:value-type="float" office:value="3">
                <text:p>3</text:p>
                <draw:g>
                  <svg:desc>TimingAnalysis.E11:TimingAnalysis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0016425405">
                <text:p>-0.001642540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16675405">
                <text:p>0.0016675405</text:p>
              </table:table-cell>
              <table:table-cell office:value-type="float" office:value="40000">
                <text:p>4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0.0143738172">
                <text:p>-0.0143738172</text:p>
              </table:table-cell>
              <table:table-cell office:value-type="float" office:value="0.0025">
                <text:p>0.0025</text:p>
              </table:table-cell>
              <table:table-cell office:value-type="float" office:value="0.0168738172">
                <text:p>0.0168738172</text:p>
              </table:table-cell>
              <table:table-cell office:value-type="float" office:value="80000">
                <text:p>8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-0.0273425997">
                <text:p>-0.0273425997</text:p>
              </table:table-cell>
              <table:table-cell office:value-type="float" office:value="0.015625">
                <text:p>0.015625</text:p>
              </table:table-cell>
              <table:table-cell office:value-type="float" office:value="0.0429675997">
                <text:p>0.0429675997</text:p>
              </table:table-cell>
              <table:table-cell office:value-type="float" office:value="80000">
                <text:p>8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-0.0260405372">
                <text:p>-0.0260405372</text:p>
              </table:table-cell>
              <table:table-cell office:value-type="float" office:value="0.0625">
                <text:p>0.0625</text:p>
              </table:table-cell>
              <table:table-cell office:value-type="float" office:value="0.0885405372">
                <text:p>0.0885405372</text:p>
              </table:table-cell>
              <table:table-cell office:value-type="float" office:value="80000">
                <text:p>8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0625012128">
                <text:p>0.0625012128</text:p>
              </table:table-cell>
              <table:table-cell office:value-type="float" office:value="0.25">
                <text:p>0.25</text:p>
              </table:table-cell>
              <table:table-cell office:value-type="float" office:value="0.1874987872">
                <text:p>0.1874987872</text:p>
              </table:table-cell>
              <table:table-cell office:value-type="float" office:value="160000">
                <text:p>160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0.5833352128">
                <text:p>0.5833352128</text:p>
              </table:table-cell>
              <table:table-cell office:value-type="float" office:value="1">
                <text:p>1</text:p>
              </table:table-cell>
              <table:table-cell office:value-type="float" office:value="0.4166647872">
                <text:p>0.4166647872</text:p>
              </table:table-cell>
              <table:table-cell office:value-type="float" office:value="160000">
                <text:p>160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1.5625032128">
                <text:p>1.5625032128</text:p>
              </table:table-cell>
              <table:table-cell office:value-type="float" office:value="2.25">
                <text:p>2.25</text:p>
              </table:table-cell>
              <table:table-cell office:value-type="float" office:value="0.6874967872">
                <text:p>0.687496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3.0000052128">
                <text:p>3.0000052128</text:p>
              </table:table-cell>
              <table:table-cell office:value-type="float" office:value="4">
                <text:p>4</text:p>
              </table:table-cell>
              <table:table-cell office:value-type="float" office:value="0.9999947872">
                <text:p>0.999994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4.8958412128">
                <text:p>4.8958412128</text:p>
              </table:table-cell>
              <table:table-cell office:value-type="float" office:value="6.25">
                <text:p>6.25</text:p>
              </table:table-cell>
              <table:table-cell office:value-type="float" office:value="1.3541587872">
                <text:p>1.354158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7.2500112128">
                <text:p>7.2500112128</text:p>
              </table:table-cell>
              <table:table-cell office:value-type="float" office:value="9">
                <text:p>9</text:p>
              </table:table-cell>
              <table:table-cell office:value-type="float" office:value="1.7499887872">
                <text:p>1.749988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0">
                <text:p>70000</text:p>
              </table:table-cell>
              <table:table-cell office:value-type="float" office:value="10.0625152128">
                <text:p>10.0625152128</text:p>
              </table:table-cell>
              <table:table-cell office:value-type="float" office:value="12.25">
                <text:p>12.25</text:p>
              </table:table-cell>
              <table:table-cell office:value-type="float" office:value="2.1874847872">
                <text:p>2.187484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0">
                <text:p>80000</text:p>
              </table:table-cell>
              <table:table-cell office:value-type="float" office:value="13.3333532128">
                <text:p>13.3333532128</text:p>
              </table:table-cell>
              <table:table-cell office:value-type="float" office:value="16">
                <text:p>16</text:p>
              </table:table-cell>
              <table:table-cell office:value-type="float" office:value="2.6666467872">
                <text:p>2.666646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0">
                <text:p>90000</text:p>
              </table:table-cell>
              <table:table-cell office:value-type="float" office:value="17.0625252128">
                <text:p>17.0625252128</text:p>
              </table:table-cell>
              <table:table-cell office:value-type="float" office:value="20.25">
                <text:p>20.25</text:p>
              </table:table-cell>
              <table:table-cell office:value-type="float" office:value="3.1874747872">
                <text:p>3.187474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21.2500312128">
                <text:p>21.2500312128</text:p>
              </table:table-cell>
              <table:table-cell office:value-type="float" office:value="25">
                <text:p>25</text:p>
              </table:table-cell>
              <table:table-cell office:value-type="float" office:value="3.7499687872">
                <text:p>3.749968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000">
                <text:p>110000</text:p>
              </table:table-cell>
              <table:table-cell office:value-type="float" office:value="25.8958712128">
                <text:p>25.8958712128</text:p>
              </table:table-cell>
              <table:table-cell office:value-type="float" office:value="30.25">
                <text:p>30.25</text:p>
              </table:table-cell>
              <table:table-cell office:value-type="float" office:value="4.3541287872">
                <text:p>4.354128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0">
                <text:p>120000</text:p>
              </table:table-cell>
              <table:table-cell office:value-type="float" office:value="31.0000452128">
                <text:p>31.0000452128</text:p>
              </table:table-cell>
              <table:table-cell office:value-type="float" office:value="36">
                <text:p>36</text:p>
              </table:table-cell>
              <table:table-cell office:value-type="float" office:value="4.9999547872">
                <text:p>4.999954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000">
                <text:p>130000</text:p>
              </table:table-cell>
              <table:table-cell office:value-type="float" office:value="36.5625532128">
                <text:p>36.5625532128</text:p>
              </table:table-cell>
              <table:table-cell office:value-type="float" office:value="42.25">
                <text:p>42.25</text:p>
              </table:table-cell>
              <table:table-cell office:value-type="float" office:value="5.6874467872">
                <text:p>5.687446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000">
                <text:p>140000</text:p>
              </table:table-cell>
              <table:table-cell office:value-type="float" office:value="42.5833952128">
                <text:p>42.5833952128</text:p>
              </table:table-cell>
              <table:table-cell office:value-type="float" office:value="49">
                <text:p>49</text:p>
              </table:table-cell>
              <table:table-cell office:value-type="float" office:value="6.41660478719999">
                <text:p>6.4166047871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49.0625712128">
                <text:p>49.0625712128</text:p>
              </table:table-cell>
              <table:table-cell office:value-type="float" office:value="56.25">
                <text:p>56.25</text:p>
              </table:table-cell>
              <table:table-cell office:value-type="float" office:value="7.1874287872">
                <text:p>7.187428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000">
                <text:p>160000</text:p>
              </table:table-cell>
              <table:table-cell office:value-type="float" office:value="56.0000812128">
                <text:p>56.0000812128</text:p>
              </table:table-cell>
              <table:table-cell office:value-type="float" office:value="64">
                <text:p>64</text:p>
              </table:table-cell>
              <table:table-cell office:value-type="float" office:value="7.9999187872">
                <text:p>7.999918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000">
                <text:p>170000</text:p>
              </table:table-cell>
              <table:table-cell office:value-type="float" office:value="63.3959252128">
                <text:p>63.3959252128</text:p>
              </table:table-cell>
              <table:table-cell office:value-type="float" office:value="72.25">
                <text:p>72.25</text:p>
              </table:table-cell>
              <table:table-cell office:value-type="float" office:value="8.8540747872">
                <text:p>8.854074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000">
                <text:p>180000</text:p>
              </table:table-cell>
              <table:table-cell office:value-type="float" office:value="71.2501032128">
                <text:p>71.2501032128</text:p>
              </table:table-cell>
              <table:table-cell office:value-type="float" office:value="81">
                <text:p>81</text:p>
              </table:table-cell>
              <table:table-cell office:value-type="float" office:value="9.74989678719999">
                <text:p>9.7498967871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6">
      <number:scientific-number number:decimal-places="4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08cm" svg:height="14.066cm" xlink:href=".." xlink:type="simple" chart:class="chart:scatter" chart:style-name="ch1">
        <chart:title svg:x="10.281cm" svg:y="0.417cm" chart:style-name="ch2">
          <text:p>Mark Sort</text:p>
        </chart:title>
        <chart:subtitle svg:x="9.474cm" svg:y="1.477cm" chart:style-name="ch3">
          <text:p>Operational Analysis</text:p>
        </chart:subtitle>
        <chart:legend chart:legend-position="end" svg:x="17.957cm" svg:y="5.935cm" style:legend-expansion="high" chart:style-name="ch4"/>
        <chart:plot-area chart:style-name="ch5" table:cell-range-address="OpertionalAnalysis.C11:OpertionalAnalysis.C14 OpertionalAnalysis.E8:OpertionalAnalysis.E8 OpertionalAnalysis.E11:OpertionalAnalysis.E14 OpertionalAnalysis.E18:OpertionalAnalysis.E50 OpertionalAnalysis.F18:OpertionalAnalysis.F49 OpertionalAnalysis.G18:OpertionalAnalysis.G50" chart:data-source-has-labels="row" svg:x="1.49cm" svg:y="2.722cm" svg:width="15.563cm" svg:height="10.055cm">
          <chartooo:coordinate-region svg:x="3.884cm" svg:y="2.934cm" svg:width="12.797cm" svg:height="9.631cm"/>
          <chart:axis chart:dimension="x" chart:name="primary-x" chart:style-name="ch6">
            <chart:title svg:x="6.952cm" svg:y="13.059cm" chart:style-name="ch7">
              <text:p>N - Number of Elements to Sort</text:p>
            </chart:title>
            <chart:grid chart:style-name="ch8" chart:class="major"/>
          </chart:axis>
          <chart:axis chart:dimension="y" chart:name="primary-y" chart:style-name="ch9">
            <chart:title svg:x="0.451cm" svg:y="9.42cm" chart:style-name="ch10">
              <text:p>Number of Operations</text:p>
            </chart:title>
            <chart:grid chart:style-name="ch8" chart:class="major"/>
          </chart:axis>
          <chart:series chart:style-name="ch11" chart:values-cell-range-address="OpertionalAnalysis.E11:OpertionalAnalysis.E14" chart:label-cell-address="OpertionalAnalysis.E8:OpertionalAnalysis.E8" chart:class="chart:scatter">
            <chart:domain table:cell-range-address="OpertionalAnalysis.C11:OpertionalAnalysis.C14"/>
            <chart:data-point chart:repeated="4"/>
          </chart:series>
          <chart:series chart:style-name="ch12" chart:values-cell-range-address="OpertionalAnalysis.E19:OpertionalAnalysis.E50" chart:label-cell-address="OpertionalAnalysis.E18:OpertionalAnalysis.E18" chart:class="chart:scatter">
            <chart:domain table:cell-range-address="OpertionalAnalysis.C19:OpertionalAnalysis.C50"/>
            <chart:data-point chart:repeated="32"/>
          </chart:series>
          <chart:series chart:style-name="ch13" chart:values-cell-range-address="OpertionalAnalysis.F19:OpertionalAnalysis.F49" chart:label-cell-address="OpertionalAnalysis.F18:OpertionalAnalysis.F18" chart:class="chart:scatter">
            <chart:domain table:cell-range-address="OpertionalAnalysis.C19:OpertionalAnalysis.C50"/>
            <chart:data-point chart:repeated="32"/>
          </chart:series>
          <chart:series chart:style-name="ch14" chart:values-cell-range-address="OpertionalAnalysis.G19:OpertionalAnalysis.G50" chart:label-cell-address="OpertionalAnalysis.G18:OpertionalAnalysis.G18" chart:class="chart:scatter">
            <chart:domain table:cell-range-address="OpertionalAnalysis.C19:OpertionalAnalysis.C50"/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ta f</text:p>
                <draw:g>
                  <svg:desc>OpertionalAnalysis.E8:OpertionalAnalysis.E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Operations Simulated</text:p>
                <draw:g>
                  <svg:desc>OpertionalAnalysis.E18:OpertionalAnalysis.E1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'''*g(N^2)</text:p>
                <draw:g>
                  <svg:desc>OpertionalAnalysis.F18:OpertionalAnalysis.F1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ifference</text:p>
                <draw:g>
                  <svg:desc>OpertionalAnalysis.G18:OpertionalAnalysis.G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OpertionalAnalysis.C11:OpertionalAnalysis.C14</svg:desc>
                </draw:g>
              </table:table-cell>
              <table:table-cell office:value-type="float" office:value="1004000">
                <text:p>1004000</text:p>
                <draw:g>
                  <svg:desc>OpertionalAnalysis.E11:OpertionalAnalysis.E14</svg:desc>
                </draw:g>
              </table:table-cell>
              <table:table-cell office:value-type="float" office:value="10">
                <text:p>10</text:p>
                <draw:g>
                  <svg:desc>OpertionalAnalysis.C19:OpertionalAnalysis.C50</svg:desc>
                </draw:g>
              </table:table-cell>
              <table:table-cell office:value-type="float" office:value="-40679.952">
                <text:p>-40679.952</text:p>
                <draw:g>
                  <svg:desc>OpertionalAnalysis.E19:OpertionalAnalysis.E50</svg:desc>
                </draw:g>
              </table:table-cell>
              <table:table-cell office:value-type="float" office:value="10">
                <text:p>10</text:p>
                <draw:g>
                  <svg:desc>OpertionalAnalysis.C19:OpertionalAnalysis.C50</svg:desc>
                </draw:g>
              </table:table-cell>
              <table:table-cell office:value-type="float" office:value="623">
                <text:p>623</text:p>
                <draw:g>
                  <svg:desc>OpertionalAnalysis.F19:OpertionalAnalysis.F49</svg:desc>
                </draw:g>
              </table:table-cell>
              <table:table-cell office:value-type="float" office:value="10">
                <text:p>10</text:p>
                <draw:g>
                  <svg:desc>OpertionalAnalysis.C19:OpertionalAnalysis.C50</svg:desc>
                </draw:g>
              </table:table-cell>
              <table:table-cell office:value-type="float" office:value="41302.952">
                <text:p>41302.952</text:p>
                <draw:g>
                  <svg:desc>OpertionalAnalysis.G19:OpertionalAnalysis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3913000">
                <text:p>3913000</text:p>
              </table:table-cell>
              <table:table-cell office:value-type="float" office:value="100">
                <text:p>100</text:p>
              </table:table-cell>
              <table:table-cell office:value-type="float" office:value="24581.46">
                <text:p>24581.46</text:p>
              </table:table-cell>
              <table:table-cell office:value-type="float" office:value="100">
                <text:p>100</text:p>
              </table:table-cell>
              <table:table-cell office:value-type="float" office:value="62300">
                <text:p>62300</text:p>
              </table:table-cell>
              <table:table-cell office:value-type="float" office:value="100">
                <text:p>100</text:p>
              </table:table-cell>
              <table:table-cell office:value-type="float" office:value="37718.54">
                <text:p>37718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15980000">
                <text:p>15980000</text:p>
              </table:table-cell>
              <table:table-cell office:value-type="float" office:value="235">
                <text:p>235</text:p>
              </table:table-cell>
              <table:table-cell office:value-type="float" office:value="311446.173">
                <text:p>311446.173</text:p>
              </table:table-cell>
              <table:table-cell office:value-type="float" office:value="235">
                <text:p>235</text:p>
              </table:table-cell>
              <table:table-cell office:value-type="float" office:value="344051.75">
                <text:p>344051.75</text:p>
              </table:table-cell>
              <table:table-cell office:value-type="float" office:value="235">
                <text:p>235</text:p>
              </table:table-cell>
              <table:table-cell office:value-type="float" office:value="32605.577">
                <text:p>32605.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">
                <text:p>3200</text:p>
              </table:table-cell>
              <table:table-cell office:value-type="float" office:value="63542000">
                <text:p>63542000</text:p>
              </table:table-cell>
              <table:table-cell office:value-type="float" office:value="370">
                <text:p>370</text:p>
              </table:table-cell>
              <table:table-cell office:value-type="float" office:value="825078">
                <text:p>825078</text:p>
              </table:table-cell>
              <table:table-cell office:value-type="float" office:value="370">
                <text:p>370</text:p>
              </table:table-cell>
              <table:table-cell office:value-type="float" office:value="852887">
                <text:p>852887</text:p>
              </table:table-cell>
              <table:table-cell office:value-type="float" office:value="370">
                <text:p>370</text:p>
              </table:table-cell>
              <table:table-cell office:value-type="float" office:value="27809">
                <text:p>27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1565476.941">
                <text:p>1565476.941</text:p>
              </table:table-cell>
              <table:table-cell office:value-type="float" office:value="505">
                <text:p>505</text:p>
              </table:table-cell>
              <table:table-cell office:value-type="float" office:value="1588805.75">
                <text:p>1588805.75</text:p>
              </table:table-cell>
              <table:table-cell office:value-type="float" office:value="505">
                <text:p>505</text:p>
              </table:table-cell>
              <table:table-cell office:value-type="float" office:value="23328.8089999997">
                <text:p>23328.8089999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2532642.996">
                <text:p>2532642.996</text:p>
              </table:table-cell>
              <table:table-cell office:value-type="float" office:value="640">
                <text:p>640</text:p>
              </table:table-cell>
              <table:table-cell office:value-type="float" office:value="2551808">
                <text:p>2551808</text:p>
              </table:table-cell>
              <table:table-cell office:value-type="float" office:value="640">
                <text:p>640</text:p>
              </table:table-cell>
              <table:table-cell office:value-type="float" office:value="19165.0039999997">
                <text:p>19165.0039999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3726576.165">
                <text:p>3726576.165</text:p>
              </table:table-cell>
              <table:table-cell office:value-type="float" office:value="775">
                <text:p>775</text:p>
              </table:table-cell>
              <table:table-cell office:value-type="float" office:value="3741893.75">
                <text:p>3741893.75</text:p>
              </table:table-cell>
              <table:table-cell office:value-type="float" office:value="775">
                <text:p>775</text:p>
              </table:table-cell>
              <table:table-cell office:value-type="float" office:value="15317.585">
                <text:p>15317.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5147276.448">
                <text:p>5147276.448</text:p>
              </table:table-cell>
              <table:table-cell office:value-type="float" office:value="910">
                <text:p>910</text:p>
              </table:table-cell>
              <table:table-cell office:value-type="float" office:value="5159063">
                <text:p>5159063</text:p>
              </table:table-cell>
              <table:table-cell office:value-type="float" office:value="910">
                <text:p>910</text:p>
              </table:table-cell>
              <table:table-cell office:value-type="float" office:value="11786.5520000001">
                <text:p>11786.55200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6794743.845">
                <text:p>6794743.845</text:p>
              </table:table-cell>
              <table:table-cell office:value-type="float" office:value="1045">
                <text:p>1045</text:p>
              </table:table-cell>
              <table:table-cell office:value-type="float" office:value="6803315.75">
                <text:p>6803315.75</text:p>
              </table:table-cell>
              <table:table-cell office:value-type="float" office:value="1045">
                <text:p>1045</text:p>
              </table:table-cell>
              <table:table-cell office:value-type="float" office:value="8571.90500000026">
                <text:p>8571.9050000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8668978.356">
                <text:p>8668978.356</text:p>
              </table:table-cell>
              <table:table-cell office:value-type="float" office:value="1180">
                <text:p>1180</text:p>
              </table:table-cell>
              <table:table-cell office:value-type="float" office:value="8674652">
                <text:p>8674652</text:p>
              </table:table-cell>
              <table:table-cell office:value-type="float" office:value="1180">
                <text:p>1180</text:p>
              </table:table-cell>
              <table:table-cell office:value-type="float" office:value="5673.64399999939">
                <text:p>5673.6439999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10769979.981">
                <text:p>10769979.981</text:p>
              </table:table-cell>
              <table:table-cell office:value-type="float" office:value="1315">
                <text:p>1315</text:p>
              </table:table-cell>
              <table:table-cell office:value-type="float" office:value="10773071.75">
                <text:p>10773071.75</text:p>
              </table:table-cell>
              <table:table-cell office:value-type="float" office:value="1315">
                <text:p>1315</text:p>
              </table:table-cell>
              <table:table-cell office:value-type="float" office:value="3091.76899999939">
                <text:p>3091.7689999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13097748.72">
                <text:p>13097748.72</text:p>
              </table:table-cell>
              <table:table-cell office:value-type="float" office:value="1450">
                <text:p>1450</text:p>
              </table:table-cell>
              <table:table-cell office:value-type="float" office:value="13098575">
                <text:p>13098575</text:p>
              </table:table-cell>
              <table:table-cell office:value-type="float" office:value="1450">
                <text:p>1450</text:p>
              </table:table-cell>
              <table:table-cell office:value-type="float" office:value="826.279999999329">
                <text:p>826.279999999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15652284.573">
                <text:p>15652284.573</text:p>
              </table:table-cell>
              <table:table-cell office:value-type="float" office:value="1585">
                <text:p>1585</text:p>
              </table:table-cell>
              <table:table-cell office:value-type="float" office:value="15651161.75">
                <text:p>15651161.75</text:p>
              </table:table-cell>
              <table:table-cell office:value-type="float" office:value="1585">
                <text:p>1585</text:p>
              </table:table-cell>
              <table:table-cell office:value-type="float" office:value="-1122.82299999706">
                <text:p>-1122.8229999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  <table:table-cell office:value-type="float" office:value="18433587.54">
                <text:p>18433587.54</text:p>
              </table:table-cell>
              <table:table-cell office:value-type="float" office:value="1720">
                <text:p>1720</text:p>
              </table:table-cell>
              <table:table-cell office:value-type="float" office:value="18430832">
                <text:p>18430832</text:p>
              </table:table-cell>
              <table:table-cell office:value-type="float" office:value="1720">
                <text:p>1720</text:p>
              </table:table-cell>
              <table:table-cell office:value-type="float" office:value="-2755.54000000283">
                <text:p>-2755.54000000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21441657.621">
                <text:p>21441657.621</text:p>
              </table:table-cell>
              <table:table-cell office:value-type="float" office:value="1855">
                <text:p>1855</text:p>
              </table:table-cell>
              <table:table-cell office:value-type="float" office:value="21437585.75">
                <text:p>21437585.75</text:p>
              </table:table-cell>
              <table:table-cell office:value-type="float" office:value="1855">
                <text:p>1855</text:p>
              </table:table-cell>
              <table:table-cell office:value-type="float" office:value="-4071.87100000307">
                <text:p>-4071.87100000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24676494.816">
                <text:p>24676494.816</text:p>
              </table:table-cell>
              <table:table-cell office:value-type="float" office:value="1990">
                <text:p>1990</text:p>
              </table:table-cell>
              <table:table-cell office:value-type="float" office:value="24671423">
                <text:p>24671423</text:p>
              </table:table-cell>
              <table:table-cell office:value-type="float" office:value="1990">
                <text:p>1990</text:p>
              </table:table-cell>
              <table:table-cell office:value-type="float" office:value="-5071.81600000337">
                <text:p>-5071.81600000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5">
                <text:p>2125</text:p>
              </table:table-cell>
              <table:table-cell office:value-type="float" office:value="28138099.125">
                <text:p>28138099.125</text:p>
              </table:table-cell>
              <table:table-cell office:value-type="float" office:value="2125">
                <text:p>2125</text:p>
              </table:table-cell>
              <table:table-cell office:value-type="float" office:value="28132343.75">
                <text:p>28132343.75</text:p>
              </table:table-cell>
              <table:table-cell office:value-type="float" office:value="2125">
                <text:p>2125</text:p>
              </table:table-cell>
              <table:table-cell office:value-type="float" office:value="-5755.37499999628">
                <text:p>-5755.3749999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0">
                <text:p>2260</text:p>
              </table:table-cell>
              <table:table-cell office:value-type="float" office:value="31826470.548">
                <text:p>31826470.548</text:p>
              </table:table-cell>
              <table:table-cell office:value-type="float" office:value="2260">
                <text:p>2260</text:p>
              </table:table-cell>
              <table:table-cell office:value-type="float" office:value="31820348">
                <text:p>31820348</text:p>
              </table:table-cell>
              <table:table-cell office:value-type="float" office:value="2260">
                <text:p>2260</text:p>
              </table:table-cell>
              <table:table-cell office:value-type="float" office:value="-6122.54800000042">
                <text:p>-6122.5480000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5">
                <text:p>2395</text:p>
              </table:table-cell>
              <table:table-cell office:value-type="float" office:value="35741609.085">
                <text:p>35741609.085</text:p>
              </table:table-cell>
              <table:table-cell office:value-type="float" office:value="2395">
                <text:p>2395</text:p>
              </table:table-cell>
              <table:table-cell office:value-type="float" office:value="35735435.75">
                <text:p>35735435.75</text:p>
              </table:table-cell>
              <table:table-cell office:value-type="float" office:value="2395">
                <text:p>2395</text:p>
              </table:table-cell>
              <table:table-cell office:value-type="float" office:value="-6173.33500000089">
                <text:p>-6173.33500000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">
                <text:p>2530</text:p>
              </table:table-cell>
              <table:table-cell office:value-type="float" office:value="39883514.736">
                <text:p>39883514.736</text:p>
              </table:table-cell>
              <table:table-cell office:value-type="float" office:value="2530">
                <text:p>2530</text:p>
              </table:table-cell>
              <table:table-cell office:value-type="float" office:value="39877607">
                <text:p>39877607</text:p>
              </table:table-cell>
              <table:table-cell office:value-type="float" office:value="2530">
                <text:p>2530</text:p>
              </table:table-cell>
              <table:table-cell office:value-type="float" office:value="-5907.73600000143">
                <text:p>-5907.7360000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5">
                <text:p>2665</text:p>
              </table:table-cell>
              <table:table-cell office:value-type="float" office:value="44252187.501">
                <text:p>44252187.501</text:p>
              </table:table-cell>
              <table:table-cell office:value-type="float" office:value="2665">
                <text:p>2665</text:p>
              </table:table-cell>
              <table:table-cell office:value-type="float" office:value="44246861.75">
                <text:p>44246861.75</text:p>
              </table:table-cell>
              <table:table-cell office:value-type="float" office:value="2665">
                <text:p>2665</text:p>
              </table:table-cell>
              <table:table-cell office:value-type="float" office:value="-5325.75100000948">
                <text:p>-5325.75100000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">
                <text:p>2800</text:p>
              </table:table-cell>
              <table:table-cell office:value-type="float" office:value="48847627.38">
                <text:p>48847627.38</text:p>
              </table:table-cell>
              <table:table-cell office:value-type="float" office:value="2800">
                <text:p>2800</text:p>
              </table:table-cell>
              <table:table-cell office:value-type="float" office:value="48843200">
                <text:p>48843200</text:p>
              </table:table-cell>
              <table:table-cell office:value-type="float" office:value="2800">
                <text:p>2800</text:p>
              </table:table-cell>
              <table:table-cell office:value-type="float" office:value="-4427.38000000268">
                <text:p>-4427.38000000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5">
                <text:p>2935</text:p>
              </table:table-cell>
              <table:table-cell office:value-type="float" office:value="53669834.373">
                <text:p>53669834.373</text:p>
              </table:table-cell>
              <table:table-cell office:value-type="float" office:value="2935">
                <text:p>2935</text:p>
              </table:table-cell>
              <table:table-cell office:value-type="float" office:value="53666621.75">
                <text:p>53666621.75</text:p>
              </table:table-cell>
              <table:table-cell office:value-type="float" office:value="2935">
                <text:p>2935</text:p>
              </table:table-cell>
              <table:table-cell office:value-type="float" office:value="-3212.6230000034">
                <text:p>-3212.6230000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0">
                <text:p>3070</text:p>
              </table:table-cell>
              <table:table-cell office:value-type="float" office:value="58718808.48">
                <text:p>58718808.48</text:p>
              </table:table-cell>
              <table:table-cell office:value-type="float" office:value="3070">
                <text:p>3070</text:p>
              </table:table-cell>
              <table:table-cell office:value-type="float" office:value="58717127">
                <text:p>58717127</text:p>
              </table:table-cell>
              <table:table-cell office:value-type="float" office:value="3070">
                <text:p>3070</text:p>
              </table:table-cell>
              <table:table-cell office:value-type="float" office:value="-1681.47999999672">
                <text:p>-1681.47999999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5">
                <text:p>3205</text:p>
              </table:table-cell>
              <table:table-cell office:value-type="float" office:value="63994549.701">
                <text:p>63994549.701</text:p>
              </table:table-cell>
              <table:table-cell office:value-type="float" office:value="3205">
                <text:p>3205</text:p>
              </table:table-cell>
              <table:table-cell office:value-type="float" office:value="63994715.75">
                <text:p>63994715.75</text:p>
              </table:table-cell>
              <table:table-cell office:value-type="float" office:value="3205">
                <text:p>3205</text:p>
              </table:table-cell>
              <table:table-cell office:value-type="float" office:value="166.049000002444">
                <text:p>166.049000002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0">
                <text:p>3340</text:p>
              </table:table-cell>
              <table:table-cell office:value-type="float" office:value="69497058.036">
                <text:p>69497058.036</text:p>
              </table:table-cell>
              <table:table-cell office:value-type="float" office:value="3340">
                <text:p>3340</text:p>
              </table:table-cell>
              <table:table-cell office:value-type="float" office:value="69499388">
                <text:p>69499388</text:p>
              </table:table-cell>
              <table:table-cell office:value-type="float" office:value="3340">
                <text:p>3340</text:p>
              </table:table-cell>
              <table:table-cell office:value-type="float" office:value="2329.96400000155">
                <text:p>2329.96400000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5">
                <text:p>3475</text:p>
              </table:table-cell>
              <table:table-cell office:value-type="float" office:value="75226333.485">
                <text:p>75226333.485</text:p>
              </table:table-cell>
              <table:table-cell office:value-type="float" office:value="3475">
                <text:p>3475</text:p>
              </table:table-cell>
              <table:table-cell office:value-type="float" office:value="75231143.75">
                <text:p>75231143.75</text:p>
              </table:table-cell>
              <table:table-cell office:value-type="float" office:value="3475">
                <text:p>3475</text:p>
              </table:table-cell>
              <table:table-cell office:value-type="float" office:value="4810.2650000006">
                <text:p>4810.26500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">
                <text:p>3610</text:p>
              </table:table-cell>
              <table:table-cell office:value-type="float" office:value="81182376.048">
                <text:p>81182376.048</text:p>
              </table:table-cell>
              <table:table-cell office:value-type="float" office:value="3610">
                <text:p>3610</text:p>
              </table:table-cell>
              <table:table-cell office:value-type="float" office:value="81189983">
                <text:p>81189983</text:p>
              </table:table-cell>
              <table:table-cell office:value-type="float" office:value="3610">
                <text:p>3610</text:p>
              </table:table-cell>
              <table:table-cell office:value-type="float" office:value="7606.95199999213">
                <text:p>7606.95199999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5">
                <text:p>3745</text:p>
              </table:table-cell>
              <table:table-cell office:value-type="float" office:value="87365185.725">
                <text:p>87365185.725</text:p>
              </table:table-cell>
              <table:table-cell office:value-type="float" office:value="3745">
                <text:p>3745</text:p>
              </table:table-cell>
              <table:table-cell office:value-type="float" office:value="87375905.75">
                <text:p>87375905.75</text:p>
              </table:table-cell>
              <table:table-cell office:value-type="float" office:value="3745">
                <text:p>3745</text:p>
              </table:table-cell>
              <table:table-cell office:value-type="float" office:value="10720.025000006">
                <text:p>10720.0250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0">
                <text:p>3880</text:p>
              </table:table-cell>
              <table:table-cell office:value-type="float" office:value="93774762.516">
                <text:p>93774762.516</text:p>
              </table:table-cell>
              <table:table-cell office:value-type="float" office:value="3880">
                <text:p>3880</text:p>
              </table:table-cell>
              <table:table-cell office:value-type="float" office:value="93788912">
                <text:p>93788912</text:p>
              </table:table-cell>
              <table:table-cell office:value-type="float" office:value="3880">
                <text:p>3880</text:p>
              </table:table-cell>
              <table:table-cell office:value-type="float" office:value="14149.4839999974">
                <text:p>14149.4839999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5">
                <text:p>4015</text:p>
              </table:table-cell>
              <table:table-cell office:value-type="float" office:value="100411106.421">
                <text:p>100411106.421</text:p>
              </table:table-cell>
              <table:table-cell office:value-type="float" office:value="4015">
                <text:p>4015</text:p>
              </table:table-cell>
              <table:table-cell office:value-type="float" office:value="100429001.75">
                <text:p>100429001.75</text:p>
              </table:table-cell>
              <table:table-cell office:value-type="float" office:value="4015">
                <text:p>4015</text:p>
              </table:table-cell>
              <table:table-cell office:value-type="float" office:value="17895.3289999962">
                <text:p>17895.3289999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0">
                <text:p>4150</text:p>
              </table:table-cell>
              <table:table-cell office:value-type="float" office:value="107274217.44">
                <text:p>107274217.44</text:p>
              </table:table-cell>
              <table:table-cell office:value-type="float" office:value="4150">
                <text:p>4150</text:p>
              </table:table-cell>
              <table:table-cell office:value-type="float" office:value="NaN">
                <text:p>NaN</text:p>
              </table:table-cell>
              <table:table-cell office:value-type="float" office:value="4150">
                <text:p>4150</text:p>
              </table:table-cell>
              <table:table-cell office:value-type="float" office:value="21957.5600000024">
                <text:p>21957.5600000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